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156cm" svg:y="0.1cm">
            <draw:object draw:notify-on-update-of-ranges="Sheet1.B1:Sheet1.B1 Sheet1.B2:Sheet1.B101 Sheet1.L1:Sheet1.L1 Sheet1.L2:Sheet1.L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degeneraty</text:p>
          </table:table-cell>
          <table:table-cell/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100</text:p>
          </table:table-cell>
          <table:table-cell office:value-type="string" calcext:value-type="string">
            <text:p>ms/deg*1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.81369" calcext:value-type="float">
            <text:p>3,81369</text:p>
          </table:table-cell>
          <table:table-cell/>
          <table:table-cell office:value-type="float" office:value="0.577778" calcext:value-type="float">
            <text:p>0,577778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table:formula="of:=ROUND([.C2]*100)" office:value-type="float" office:value="381" calcext:value-type="float">
            <text:p>381</text:p>
          </table:table-cell>
          <table:table-cell table:formula="of:=[.C2]/[.G2]*1000" office:value-type="float" office:value="36.6700961538462" calcext:value-type="float">
            <text:p>36,6700961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.69306" calcext:value-type="float">
            <text:p>3,69306</text:p>
          </table:table-cell>
          <table:table-cell/>
          <table:table-cell office:value-type="float" office:value="0.371429" calcext:value-type="float">
            <text:p>0,371429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78" calcext:value-type="float">
            <text:p>78</text:p>
          </table:table-cell>
          <table:table-cell table:formula="of:=ROUND([.C3]*100)" office:value-type="float" office:value="369" calcext:value-type="float">
            <text:p>369</text:p>
          </table:table-cell>
          <table:table-cell table:formula="of:=[.C3]/[.G3]*1000" office:value-type="float" office:value="23.6734615384615" calcext:value-type="float">
            <text:p>23,67346153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.66196" calcext:value-type="float">
            <text:p>3,66196</text:p>
          </table:table-cell>
          <table:table-cell/>
          <table:table-cell office:value-type="float" office:value="0.257895" calcext:value-type="float">
            <text:p>0,257895</text:p>
          </table:table-cell>
          <table:table-cell/>
          <table:table-cell office:value-type="float" office:value="196" calcext:value-type="float">
            <text:p>196</text:p>
          </table:table-cell>
          <table:table-cell/>
          <table:table-cell office:value-type="float" office:value="343" calcext:value-type="float">
            <text:p>343</text:p>
          </table:table-cell>
          <table:table-cell office:value-type="float" office:value="98" calcext:value-type="float">
            <text:p>98</text:p>
          </table:table-cell>
          <table:table-cell table:formula="of:=ROUND([.C4]*100)" office:value-type="float" office:value="366" calcext:value-type="float">
            <text:p>366</text:p>
          </table:table-cell>
          <table:table-cell table:formula="of:=[.C4]/[.G4]*1000" office:value-type="float" office:value="18.6834693877551" calcext:value-type="float">
            <text:p>18,68346938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.33553" calcext:value-type="float">
            <text:p>4,33553</text:p>
          </table:table-cell>
          <table:table-cell/>
          <table:table-cell office:value-type="float" office:value="0.213333" calcext:value-type="float">
            <text:p>0,213333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ROUND([.C5]*100)" office:value-type="float" office:value="434" calcext:value-type="float">
            <text:p>434</text:p>
          </table:table-cell>
          <table:table-cell table:formula="of:=[.C5]/[.G5]*1000" office:value-type="float" office:value="16.9356640625" calcext:value-type="float">
            <text:p>16,93566406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4.38195" calcext:value-type="float">
            <text:p>4,38195</text:p>
          </table:table-cell>
          <table:table-cell/>
          <table:table-cell office:value-type="float" office:value="0.186207" calcext:value-type="float">
            <text:p>0,186207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62" calcext:value-type="float">
            <text:p>162</text:p>
          </table:table-cell>
          <table:table-cell table:formula="of:=ROUND([.C6]*100)" office:value-type="float" office:value="438" calcext:value-type="float">
            <text:p>438</text:p>
          </table:table-cell>
          <table:table-cell table:formula="of:=[.C6]/[.G6]*1000" office:value-type="float" office:value="13.524537037037" calcext:value-type="float">
            <text:p>13,5245370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2.70252" calcext:value-type="float">
            <text:p>2,70252</text:p>
          </table:table-cell>
          <table:table-cell/>
          <table:table-cell office:value-type="float" office:value="0.152941" calcext:value-type="float">
            <text:p>0,152941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82" calcext:value-type="float">
            <text:p>182</text:p>
          </table:table-cell>
          <table:table-cell table:formula="of:=ROUND([.C7]*100)" office:value-type="float" office:value="270" calcext:value-type="float">
            <text:p>270</text:p>
          </table:table-cell>
          <table:table-cell table:formula="of:=[.C7]/[.G7]*1000" office:value-type="float" office:value="7.4245054945055" calcext:value-type="float">
            <text:p>7,42450549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float" office:value="17.0544" calcext:value-type="float">
            <text:p>17,0544</text:p>
          </table:table-cell>
          <table:table-cell/>
          <table:table-cell office:value-type="float" office:value="0.135897" calcext:value-type="float">
            <text:p>0,135897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212" calcext:value-type="float">
            <text:p>212</text:p>
          </table:table-cell>
          <table:table-cell table:formula="of:=ROUND([.C8]*100)" office:value-type="float" office:value="1705" calcext:value-type="float">
            <text:p>1705</text:p>
          </table:table-cell>
          <table:table-cell table:formula="of:=[.C8]/[.G8]*1000" office:value-type="float" office:value="40.222641509434" calcext:value-type="float">
            <text:p>40,22264150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9.7708" calcext:value-type="float">
            <text:p>9,7708</text:p>
          </table:table-cell>
          <table:table-cell/>
          <table:table-cell office:value-type="float" office:value="0.111111" calcext:value-type="float">
            <text:p>0,111111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220" calcext:value-type="float">
            <text:p>220</text:p>
          </table:table-cell>
          <table:table-cell table:formula="of:=ROUND([.C9]*100)" office:value-type="float" office:value="977" calcext:value-type="float">
            <text:p>977</text:p>
          </table:table-cell>
          <table:table-cell table:formula="of:=[.C9]/[.G9]*1000" office:value-type="float" office:value="22.2063636363636" calcext:value-type="float">
            <text:p>22,2063636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0.9951" calcext:value-type="float">
            <text:p>10,9951</text:p>
          </table:table-cell>
          <table:table-cell/>
          <table:table-cell office:value-type="float" office:value="0.10449" calcext:value-type="float">
            <text:p>0,10449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256" calcext:value-type="float">
            <text:p>256</text:p>
          </table:table-cell>
          <table:table-cell table:formula="of:=ROUND([.C10]*100)" office:value-type="float" office:value="1100" calcext:value-type="float">
            <text:p>1100</text:p>
          </table:table-cell>
          <table:table-cell table:formula="of:=[.C10]/[.G10]*1000" office:value-type="float" office:value="21.4748046875" calcext:value-type="float">
            <text:p>21,47480468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  <table:table-cell office:value-type="float" office:value="10.5114" calcext:value-type="float">
            <text:p>10,5114</text:p>
          </table:table-cell>
          <table:table-cell/>
          <table:table-cell office:value-type="float" office:value="0.0915825" calcext:value-type="float">
            <text:p>0,0915825</text:p>
          </table:table-cell>
          <table:table-cell/>
          <table:table-cell office:value-type="float" office:value="544" calcext:value-type="float">
            <text:p>544</text:p>
          </table:table-cell>
          <table:table-cell/>
          <table:table-cell office:value-type="float" office:value="1586" calcext:value-type="float">
            <text:p>1586</text:p>
          </table:table-cell>
          <table:table-cell office:value-type="float" office:value="272" calcext:value-type="float">
            <text:p>272</text:p>
          </table:table-cell>
          <table:table-cell table:formula="of:=ROUND([.C11]*100)" office:value-type="float" office:value="1051" calcext:value-type="float">
            <text:p>1051</text:p>
          </table:table-cell>
          <table:table-cell table:formula="of:=[.C11]/[.G11]*1000" office:value-type="float" office:value="19.3224264705882" calcext:value-type="float">
            <text:p>19,3224264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12.8316" calcext:value-type="float">
            <text:p>12,8316</text:p>
          </table:table-cell>
          <table:table-cell/>
          <table:table-cell office:value-type="float" office:value="0.0853107" calcext:value-type="float">
            <text:p>0,0853107</text:p>
          </table:table-cell>
          <table:table-cell/>
          <table:table-cell office:value-type="float" office:value="604" calcext:value-type="float">
            <text:p>60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02" calcext:value-type="float">
            <text:p>302</text:p>
          </table:table-cell>
          <table:table-cell table:formula="of:=ROUND([.C12]*100)" office:value-type="float" office:value="1283" calcext:value-type="float">
            <text:p>1283</text:p>
          </table:table-cell>
          <table:table-cell table:formula="of:=[.C12]/[.G12]*1000" office:value-type="float" office:value="21.2443708609271" calcext:value-type="float">
            <text:p>21,24437086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2" calcext:value-type="float">
            <text:p>172</text:p>
          </table:table-cell>
          <table:table-cell office:value-type="float" office:value="10.3853" calcext:value-type="float">
            <text:p>10,3853</text:p>
          </table:table-cell>
          <table:table-cell/>
          <table:table-cell office:value-type="float" office:value="0.0826923" calcext:value-type="float">
            <text:p>0,0826923</text:p>
          </table:table-cell>
          <table:table-cell/>
          <table:table-cell office:value-type="float" office:value="688" calcext:value-type="float">
            <text:p>688</text:p>
          </table:table-cell>
          <table:table-cell/>
          <table:table-cell office:value-type="float" office:value="2255" calcext:value-type="float">
            <text:p>2255</text:p>
          </table:table-cell>
          <table:table-cell office:value-type="float" office:value="344" calcext:value-type="float">
            <text:p>344</text:p>
          </table:table-cell>
          <table:table-cell table:formula="of:=ROUND([.C13]*100)" office:value-type="float" office:value="1039" calcext:value-type="float">
            <text:p>1039</text:p>
          </table:table-cell>
          <table:table-cell table:formula="of:=[.C13]/[.G13]*1000" office:value-type="float" office:value="15.0949127906977" calcext:value-type="float">
            <text:p>15,09491279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float" office:value="13.0379" calcext:value-type="float">
            <text:p>13,0379</text:p>
          </table:table-cell>
          <table:table-cell/>
          <table:table-cell office:value-type="float" office:value="0.0782609" calcext:value-type="float">
            <text:p>0,0782609</text:p>
          </table:table-cell>
          <table:table-cell/>
          <table:table-cell office:value-type="float" office:value="756" calcext:value-type="float">
            <text:p>756</text:p>
          </table:table-cell>
          <table:table-cell/>
          <table:table-cell office:value-type="float" office:value="2598" calcext:value-type="float">
            <text:p>2598</text:p>
          </table:table-cell>
          <table:table-cell office:value-type="float" office:value="378" calcext:value-type="float">
            <text:p>378</text:p>
          </table:table-cell>
          <table:table-cell table:formula="of:=ROUND([.C14]*100)" office:value-type="float" office:value="1304" calcext:value-type="float">
            <text:p>1304</text:p>
          </table:table-cell>
          <table:table-cell table:formula="of:=[.C14]/[.G14]*1000" office:value-type="float" office:value="17.2458994708995" calcext:value-type="float">
            <text:p>17,24589947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" calcext:value-type="float">
            <text:p>194</text:p>
          </table:table-cell>
          <table:table-cell office:value-type="float" office:value="15.3087" calcext:value-type="float">
            <text:p>15,3087</text:p>
          </table:table-cell>
          <table:table-cell/>
          <table:table-cell office:value-type="float" office:value="0.0699099" calcext:value-type="float">
            <text:p>0,0699099</text:p>
          </table:table-cell>
          <table:table-cell/>
          <table:table-cell office:value-type="float" office:value="776" calcext:value-type="float">
            <text:p>776</text:p>
          </table:table-cell>
          <table:table-cell/>
          <table:table-cell office:value-type="float" office:value="2702" calcext:value-type="float">
            <text:p>2702</text:p>
          </table:table-cell>
          <table:table-cell office:value-type="float" office:value="388" calcext:value-type="float">
            <text:p>388</text:p>
          </table:table-cell>
          <table:table-cell table:formula="of:=ROUND([.C15]*100)" office:value-type="float" office:value="1531" calcext:value-type="float">
            <text:p>1531</text:p>
          </table:table-cell>
          <table:table-cell table:formula="of:=[.C15]/[.G15]*1000" office:value-type="float" office:value="19.727706185567" calcext:value-type="float">
            <text:p>19,72770618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9" calcext:value-type="float">
            <text:p>209</text:p>
          </table:table-cell>
          <table:table-cell office:value-type="float" office:value="16.2835" calcext:value-type="float">
            <text:p>16,2835</text:p>
          </table:table-cell>
          <table:table-cell/>
          <table:table-cell office:value-type="float" office:value="0.0661392" calcext:value-type="float">
            <text:p>0,0661392</text:p>
          </table:table-cell>
          <table:table-cell/>
          <table:table-cell office:value-type="float" office:value="836" calcext:value-type="float">
            <text:p>836</text:p>
          </table:table-cell>
          <table:table-cell/>
          <table:table-cell office:value-type="float" office:value="3021" calcext:value-type="float">
            <text:p>3021</text:p>
          </table:table-cell>
          <table:table-cell office:value-type="float" office:value="418" calcext:value-type="float">
            <text:p>418</text:p>
          </table:table-cell>
          <table:table-cell table:formula="of:=ROUND([.C16]*100)" office:value-type="float" office:value="1628" calcext:value-type="float">
            <text:p>1628</text:p>
          </table:table-cell>
          <table:table-cell table:formula="of:=[.C16]/[.G16]*1000" office:value-type="float" office:value="19.4778708133971" calcext:value-type="float">
            <text:p>19,47787081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6" calcext:value-type="float">
            <text:p>216</text:p>
          </table:table-cell>
          <table:table-cell office:value-type="float" office:value="15.1876" calcext:value-type="float">
            <text:p>15,1876</text:p>
          </table:table-cell>
          <table:table-cell/>
          <table:table-cell office:value-type="float" office:value="0.0605042" calcext:value-type="float">
            <text:p>0,0605042</text:p>
          </table:table-cell>
          <table:table-cell/>
          <table:table-cell office:value-type="float" office:value="864" calcext:value-type="float">
            <text:p>864</text:p>
          </table:table-cell>
          <table:table-cell/>
          <table:table-cell office:value-type="float" office:value="3174" calcext:value-type="float">
            <text:p>3174</text:p>
          </table:table-cell>
          <table:table-cell office:value-type="float" office:value="432" calcext:value-type="float">
            <text:p>432</text:p>
          </table:table-cell>
          <table:table-cell table:formula="of:=ROUND([.C17]*100)" office:value-type="float" office:value="1519" calcext:value-type="float">
            <text:p>1519</text:p>
          </table:table-cell>
          <table:table-cell table:formula="of:=[.C17]/[.G17]*1000" office:value-type="float" office:value="17.5782407407407" calcext:value-type="float">
            <text:p>17,57824074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7" calcext:value-type="float">
            <text:p>227</text:p>
          </table:table-cell>
          <table:table-cell office:value-type="float" office:value="15.0427" calcext:value-type="float">
            <text:p>15,0427</text:p>
          </table:table-cell>
          <table:table-cell/>
          <table:table-cell office:value-type="float" office:value="0.0566792" calcext:value-type="float">
            <text:p>0,0566792</text:p>
          </table:table-cell>
          <table:table-cell/>
          <table:table-cell office:value-type="float" office:value="908" calcext:value-type="float">
            <text:p>908</text:p>
          </table:table-cell>
          <table:table-cell/>
          <table:table-cell office:value-type="float" office:value="3420" calcext:value-type="float">
            <text:p>3420</text:p>
          </table:table-cell>
          <table:table-cell office:value-type="float" office:value="454" calcext:value-type="float">
            <text:p>454</text:p>
          </table:table-cell>
          <table:table-cell table:formula="of:=ROUND([.C18]*100)" office:value-type="float" office:value="1504" calcext:value-type="float">
            <text:p>1504</text:p>
          </table:table-cell>
          <table:table-cell table:formula="of:=[.C18]/[.G18]*1000" office:value-type="float" office:value="16.5668502202643" calcext:value-type="float">
            <text:p>16,56685022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0" calcext:value-type="float">
            <text:p>250</text:p>
          </table:table-cell>
          <table:table-cell office:value-type="float" office:value="7.72937" calcext:value-type="float">
            <text:p>7,72937</text:p>
          </table:table-cell>
          <table:table-cell/>
          <table:table-cell office:value-type="float" office:value="0.055991" calcext:value-type="float">
            <text:p>0,055991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float" office:value="3952" calcext:value-type="float">
            <text:p>3952</text:p>
          </table:table-cell>
          <table:table-cell office:value-type="float" office:value="500" calcext:value-type="float">
            <text:p>500</text:p>
          </table:table-cell>
          <table:table-cell table:formula="of:=ROUND([.C19]*100)" office:value-type="float" office:value="773" calcext:value-type="float">
            <text:p>773</text:p>
          </table:table-cell>
          <table:table-cell table:formula="of:=[.C19]/[.G19]*1000" office:value-type="float" office:value="7.72937" calcext:value-type="float">
            <text:p>7,729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4" calcext:value-type="float">
            <text:p>264</text:p>
          </table:table-cell>
          <table:table-cell office:value-type="float" office:value="21.576" calcext:value-type="float">
            <text:p>21,576</text:p>
          </table:table-cell>
          <table:table-cell/>
          <table:table-cell office:value-type="float" office:value="0.0533333" calcext:value-type="float">
            <text:p>0,0533333</text:p>
          </table:table-cell>
          <table:table-cell/>
          <table:table-cell office:value-type="float" office:value="1056" calcext:value-type="float">
            <text:p>1056</text:p>
          </table:table-cell>
          <table:table-cell/>
          <table:table-cell office:value-type="float" office:value="4289" calcext:value-type="float">
            <text:p>4289</text:p>
          </table:table-cell>
          <table:table-cell office:value-type="float" office:value="528" calcext:value-type="float">
            <text:p>528</text:p>
          </table:table-cell>
          <table:table-cell table:formula="of:=ROUND([.C20]*100)" office:value-type="float" office:value="2158" calcext:value-type="float">
            <text:p>2158</text:p>
          </table:table-cell>
          <table:table-cell table:formula="of:=[.C20]/[.G20]*1000" office:value-type="float" office:value="20.4318181818182" calcext:value-type="float">
            <text:p>20,43181818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7" calcext:value-type="float">
            <text:p>267</text:p>
          </table:table-cell>
          <table:table-cell office:value-type="float" office:value="17.6948" calcext:value-type="float">
            <text:p>17,6948</text:p>
          </table:table-cell>
          <table:table-cell/>
          <table:table-cell office:value-type="float" office:value="0.0489011" calcext:value-type="float">
            <text:p>0,0489011</text:p>
          </table:table-cell>
          <table:table-cell/>
          <table:table-cell office:value-type="float" office:value="1068" calcext:value-type="float">
            <text:p>1068</text:p>
          </table:table-cell>
          <table:table-cell/>
          <table:table-cell office:value-type="float" office:value="4362" calcext:value-type="float">
            <text:p>4362</text:p>
          </table:table-cell>
          <table:table-cell office:value-type="float" office:value="534" calcext:value-type="float">
            <text:p>534</text:p>
          </table:table-cell>
          <table:table-cell table:formula="of:=ROUND([.C21]*100)" office:value-type="float" office:value="1769" calcext:value-type="float">
            <text:p>1769</text:p>
          </table:table-cell>
          <table:table-cell table:formula="of:=[.C21]/[.G21]*1000" office:value-type="float" office:value="16.5681647940075" calcext:value-type="float">
            <text:p>16,5681647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78" calcext:value-type="float">
            <text:p>278</text:p>
          </table:table-cell>
          <table:table-cell office:value-type="float" office:value="21.7158" calcext:value-type="float">
            <text:p>21,7158</text:p>
          </table:table-cell>
          <table:table-cell/>
          <table:table-cell office:value-type="float" office:value="0.046372" calcext:value-type="float">
            <text:p>0,046372</text:p>
          </table:table-cell>
          <table:table-cell/>
          <table:table-cell office:value-type="float" office:value="1112" calcext:value-type="float">
            <text:p>1112</text:p>
          </table:table-cell>
          <table:table-cell/>
          <table:table-cell office:value-type="float" office:value="4635" calcext:value-type="float">
            <text:p>4635</text:p>
          </table:table-cell>
          <table:table-cell office:value-type="float" office:value="556" calcext:value-type="float">
            <text:p>556</text:p>
          </table:table-cell>
          <table:table-cell table:formula="of:=ROUND([.C22]*100)" office:value-type="float" office:value="2172" calcext:value-type="float">
            <text:p>2172</text:p>
          </table:table-cell>
          <table:table-cell table:formula="of:=[.C22]/[.G22]*1000" office:value-type="float" office:value="19.5285971223022" calcext:value-type="float">
            <text:p>19,52859712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1" calcext:value-type="float">
            <text:p>311</text:p>
          </table:table-cell>
          <table:table-cell office:value-type="float" office:value="26.2815" calcext:value-type="float">
            <text:p>26,2815</text:p>
          </table:table-cell>
          <table:table-cell/>
          <table:table-cell office:value-type="float" office:value="0.0474447" calcext:value-type="float">
            <text:p>0,0474447</text:p>
          </table:table-cell>
          <table:table-cell/>
          <table:table-cell office:value-type="float" office:value="1244" calcext:value-type="float">
            <text:p>1244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622" calcext:value-type="float">
            <text:p>622</text:p>
          </table:table-cell>
          <table:table-cell table:formula="of:=ROUND([.C23]*100)" office:value-type="float" office:value="2628" calcext:value-type="float">
            <text:p>2628</text:p>
          </table:table-cell>
          <table:table-cell table:formula="of:=[.C23]/[.G23]*1000" office:value-type="float" office:value="21.1266077170418" calcext:value-type="float">
            <text:p>21,1266077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5" calcext:value-type="float">
            <text:p>315</text:p>
          </table:table-cell>
          <table:table-cell office:value-type="float" office:value="21.7373" calcext:value-type="float">
            <text:p>21,7373</text:p>
          </table:table-cell>
          <table:table-cell/>
          <table:table-cell office:value-type="float" office:value="0.0441176" calcext:value-type="float">
            <text:p>0,0441176</text:p>
          </table:table-cell>
          <table:table-cell/>
          <table:table-cell office:value-type="float" office:value="1260" calcext:value-type="float">
            <text:p>1260</text:p>
          </table:table-cell>
          <table:table-cell/>
          <table:table-cell office:value-type="float" office:value="5590" calcext:value-type="float">
            <text:p>5590</text:p>
          </table:table-cell>
          <table:table-cell office:value-type="float" office:value="630" calcext:value-type="float">
            <text:p>630</text:p>
          </table:table-cell>
          <table:table-cell table:formula="of:=ROUND([.C24]*100)" office:value-type="float" office:value="2174" calcext:value-type="float">
            <text:p>2174</text:p>
          </table:table-cell>
          <table:table-cell table:formula="of:=[.C24]/[.G24]*1000" office:value-type="float" office:value="17.2518253968254" calcext:value-type="float">
            <text:p>17,25182539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9" calcext:value-type="float">
            <text:p>319</text:p>
          </table:table-cell>
          <table:table-cell office:value-type="float" office:value="24.5733" calcext:value-type="float">
            <text:p>24,5733</text:p>
          </table:table-cell>
          <table:table-cell/>
          <table:table-cell office:value-type="float" office:value="0.0411613" calcext:value-type="float">
            <text:p>0,0411613</text:p>
          </table:table-cell>
          <table:table-cell/>
          <table:table-cell office:value-type="float" office:value="1276" calcext:value-type="float">
            <text:p>1276</text:p>
          </table:table-cell>
          <table:table-cell/>
          <table:table-cell office:value-type="float" office:value="5697" calcext:value-type="float">
            <text:p>5697</text:p>
          </table:table-cell>
          <table:table-cell office:value-type="float" office:value="638" calcext:value-type="float">
            <text:p>638</text:p>
          </table:table-cell>
          <table:table-cell table:formula="of:=ROUND([.C25]*100)" office:value-type="float" office:value="2457" calcext:value-type="float">
            <text:p>2457</text:p>
          </table:table-cell>
          <table:table-cell table:formula="of:=[.C25]/[.G25]*1000" office:value-type="float" office:value="19.2580721003135" calcext:value-type="float">
            <text:p>19,258072100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9" calcext:value-type="float">
            <text:p>329</text:p>
          </table:table-cell>
          <table:table-cell office:value-type="float" office:value="24.7786" calcext:value-type="float">
            <text:p>24,7786</text:p>
          </table:table-cell>
          <table:table-cell/>
          <table:table-cell office:value-type="float" office:value="0.0392367" calcext:value-type="float">
            <text:p>0,0392367</text:p>
          </table:table-cell>
          <table:table-cell/>
          <table:table-cell office:value-type="float" office:value="1316" calcext:value-type="float">
            <text:p>1316</text:p>
          </table:table-cell>
          <table:table-cell/>
          <table:table-cell office:value-type="float" office:value="5967" calcext:value-type="float">
            <text:p>5967</text:p>
          </table:table-cell>
          <table:table-cell office:value-type="float" office:value="658" calcext:value-type="float">
            <text:p>658</text:p>
          </table:table-cell>
          <table:table-cell table:formula="of:=ROUND([.C26]*100)" office:value-type="float" office:value="2478" calcext:value-type="float">
            <text:p>2478</text:p>
          </table:table-cell>
          <table:table-cell table:formula="of:=[.C26]/[.G26]*1000" office:value-type="float" office:value="18.8287234042553" calcext:value-type="float">
            <text:p>18,828723404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1" calcext:value-type="float">
            <text:p>341</text:p>
          </table:table-cell>
          <table:table-cell office:value-type="float" office:value="24.4207" calcext:value-type="float">
            <text:p>24,4207</text:p>
          </table:table-cell>
          <table:table-cell/>
          <table:table-cell office:value-type="float" office:value="0.0377004" calcext:value-type="float">
            <text:p>0,0377004</text:p>
          </table:table-cell>
          <table:table-cell/>
          <table:table-cell office:value-type="float" office:value="1364" calcext:value-type="float">
            <text:p>1364</text:p>
          </table:table-cell>
          <table:table-cell/>
          <table:table-cell office:value-type="float" office:value="6296" calcext:value-type="float">
            <text:p>6296</text:p>
          </table:table-cell>
          <table:table-cell office:value-type="float" office:value="682" calcext:value-type="float">
            <text:p>682</text:p>
          </table:table-cell>
          <table:table-cell table:formula="of:=ROUND([.C27]*100)" office:value-type="float" office:value="2442" calcext:value-type="float">
            <text:p>2442</text:p>
          </table:table-cell>
          <table:table-cell table:formula="of:=[.C27]/[.G27]*1000" office:value-type="float" office:value="17.9037390029326" calcext:value-type="float">
            <text:p>17,90373900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67" calcext:value-type="float">
            <text:p>367</text:p>
          </table:table-cell>
          <table:table-cell office:value-type="float" office:value="24.7972" calcext:value-type="float">
            <text:p>24,7972</text:p>
          </table:table-cell>
          <table:table-cell/>
          <table:table-cell office:value-type="float" office:value="0.0377184" calcext:value-type="float">
            <text:p>0,0377184</text:p>
          </table:table-cell>
          <table:table-cell/>
          <table:table-cell office:value-type="float" office:value="1468" calcext:value-type="float">
            <text:p>1468</text:p>
          </table:table-cell>
          <table:table-cell/>
          <table:table-cell office:value-type="float" office:value="7030" calcext:value-type="float">
            <text:p>7030</text:p>
          </table:table-cell>
          <table:table-cell office:value-type="float" office:value="734" calcext:value-type="float">
            <text:p>734</text:p>
          </table:table-cell>
          <table:table-cell table:formula="of:=ROUND([.C28]*100)" office:value-type="float" office:value="2480" calcext:value-type="float">
            <text:p>2480</text:p>
          </table:table-cell>
          <table:table-cell table:formula="of:=[.C28]/[.G28]*1000" office:value-type="float" office:value="16.891825613079" calcext:value-type="float">
            <text:p>16,89182561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92" calcext:value-type="float">
            <text:p>392</text:p>
          </table:table-cell>
          <table:table-cell office:value-type="float" office:value="28.1612" calcext:value-type="float">
            <text:p>28,1612</text:p>
          </table:table-cell>
          <table:table-cell/>
          <table:table-cell office:value-type="float" office:value="0.0375479" calcext:value-type="float">
            <text:p>0,0375479</text:p>
          </table:table-cell>
          <table:table-cell/>
          <table:table-cell office:value-type="float" office:value="1568" calcext:value-type="float">
            <text:p>1568</text:p>
          </table:table-cell>
          <table:table-cell/>
          <table:table-cell office:value-type="float" office:value="7761" calcext:value-type="float">
            <text:p>7761</text:p>
          </table:table-cell>
          <table:table-cell office:value-type="float" office:value="784" calcext:value-type="float">
            <text:p>784</text:p>
          </table:table-cell>
          <table:table-cell table:formula="of:=ROUND([.C29]*100)" office:value-type="float" office:value="2816" calcext:value-type="float">
            <text:p>2816</text:p>
          </table:table-cell>
          <table:table-cell table:formula="of:=[.C29]/[.G29]*1000" office:value-type="float" office:value="17.9599489795918" calcext:value-type="float">
            <text:p>17,959948979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3" calcext:value-type="float">
            <text:p>383</text:p>
          </table:table-cell>
          <table:table-cell office:value-type="float" office:value="32.6824" calcext:value-type="float">
            <text:p>32,6824</text:p>
          </table:table-cell>
          <table:table-cell/>
          <table:table-cell office:value-type="float" office:value="0.0342729" calcext:value-type="float">
            <text:p>0,0342729</text:p>
          </table:table-cell>
          <table:table-cell/>
          <table:table-cell office:value-type="float" office:value="1532" calcext:value-type="float">
            <text:p>1532</text:p>
          </table:table-cell>
          <table:table-cell/>
          <table:table-cell office:value-type="float" office:value="7495" calcext:value-type="float">
            <text:p>7495</text:p>
          </table:table-cell>
          <table:table-cell office:value-type="float" office:value="766" calcext:value-type="float">
            <text:p>766</text:p>
          </table:table-cell>
          <table:table-cell table:formula="of:=ROUND([.C30]*100)" office:value-type="float" office:value="3268" calcext:value-type="float">
            <text:p>3268</text:p>
          </table:table-cell>
          <table:table-cell table:formula="of:=[.C30]/[.G30]*1000" office:value-type="float" office:value="21.3331592689295" calcext:value-type="float">
            <text:p>21,333159268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30.9401" calcext:value-type="float">
            <text:p>30,9401</text:p>
          </table:table-cell>
          <table:table-cell/>
          <table:table-cell office:value-type="float" office:value="0.03385" calcext:value-type="float">
            <text:p>0,03385</text:p>
          </table:table-cell>
          <table:table-cell/>
          <table:table-cell office:value-type="float" office:value="1616" calcext:value-type="float">
            <text:p>1616</text:p>
          </table:table-cell>
          <table:table-cell/>
          <table:table-cell office:value-type="float" office:value="8120" calcext:value-type="float">
            <text:p>8120</text:p>
          </table:table-cell>
          <table:table-cell office:value-type="float" office:value="808" calcext:value-type="float">
            <text:p>808</text:p>
          </table:table-cell>
          <table:table-cell table:formula="of:=ROUND([.C31]*100)" office:value-type="float" office:value="3094" calcext:value-type="float">
            <text:p>3094</text:p>
          </table:table-cell>
          <table:table-cell table:formula="of:=[.C31]/[.G31]*1000" office:value-type="float" office:value="19.1461014851485" calcext:value-type="float">
            <text:p>19,14610148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16" calcext:value-type="float">
            <text:p>416</text:p>
          </table:table-cell>
          <table:table-cell office:value-type="float" office:value="28.5287" calcext:value-type="float">
            <text:p>28,5287</text:p>
          </table:table-cell>
          <table:table-cell/>
          <table:table-cell office:value-type="float" office:value="0.0327044" calcext:value-type="float">
            <text:p>0,0327044</text:p>
          </table:table-cell>
          <table:table-cell/>
          <table:table-cell office:value-type="float" office:value="1664" calcext:value-type="float">
            <text:p>1664</text:p>
          </table:table-cell>
          <table:table-cell/>
          <table:table-cell office:value-type="float" office:value="8484" calcext:value-type="float">
            <text:p>8484</text:p>
          </table:table-cell>
          <table:table-cell office:value-type="float" office:value="832" calcext:value-type="float">
            <text:p>832</text:p>
          </table:table-cell>
          <table:table-cell table:formula="of:=ROUND([.C32]*100)" office:value-type="float" office:value="2853" calcext:value-type="float">
            <text:p>2853</text:p>
          </table:table-cell>
          <table:table-cell table:formula="of:=[.C32]/[.G32]*1000" office:value-type="float" office:value="17.1446514423077" calcext:value-type="float">
            <text:p>17,144651442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35" calcext:value-type="float">
            <text:p>435</text:p>
          </table:table-cell>
          <table:table-cell office:value-type="float" office:value="37.4935" calcext:value-type="float">
            <text:p>37,4935</text:p>
          </table:table-cell>
          <table:table-cell/>
          <table:table-cell office:value-type="float" office:value="0.0321508" calcext:value-type="float">
            <text:p>0,0321508</text:p>
          </table:table-cell>
          <table:table-cell/>
          <table:table-cell office:value-type="float" office:value="1740" calcext:value-type="float">
            <text:p>1740</text:p>
          </table:table-cell>
          <table:table-cell/>
          <table:table-cell office:value-type="float" office:value="9072" calcext:value-type="float">
            <text:p>9072</text:p>
          </table:table-cell>
          <table:table-cell office:value-type="float" office:value="870" calcext:value-type="float">
            <text:p>870</text:p>
          </table:table-cell>
          <table:table-cell table:formula="of:=ROUND([.C33]*100)" office:value-type="float" office:value="3749" calcext:value-type="float">
            <text:p>3749</text:p>
          </table:table-cell>
          <table:table-cell table:formula="of:=[.C33]/[.G33]*1000" office:value-type="float" office:value="21.5479885057471" calcext:value-type="float">
            <text:p>21,54798850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2" calcext:value-type="float">
            <text:p>442</text:p>
          </table:table-cell>
          <table:table-cell office:value-type="float" office:value="35.7592" calcext:value-type="float">
            <text:p>35,7592</text:p>
          </table:table-cell>
          <table:table-cell/>
          <table:table-cell office:value-type="float" office:value="0.0307692" calcext:value-type="float">
            <text:p>0,0307692</text:p>
          </table:table-cell>
          <table:table-cell/>
          <table:table-cell office:value-type="float" office:value="1768" calcext:value-type="float">
            <text:p>1768</text:p>
          </table:table-cell>
          <table:table-cell/>
          <table:table-cell office:value-type="float" office:value="9292" calcext:value-type="float">
            <text:p>9292</text:p>
          </table:table-cell>
          <table:table-cell office:value-type="float" office:value="884" calcext:value-type="float">
            <text:p>884</text:p>
          </table:table-cell>
          <table:table-cell table:formula="of:=ROUND([.C34]*100)" office:value-type="float" office:value="3576" calcext:value-type="float">
            <text:p>3576</text:p>
          </table:table-cell>
          <table:table-cell table:formula="of:=[.C34]/[.G34]*1000" office:value-type="float" office:value="20.2257918552036" calcext:value-type="float">
            <text:p>20,225791855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55" calcext:value-type="float">
            <text:p>455</text:p>
          </table:table-cell>
          <table:table-cell office:value-type="float" office:value="34.824" calcext:value-type="float">
            <text:p>34,824</text:p>
          </table:table-cell>
          <table:table-cell/>
          <table:table-cell office:value-type="float" office:value="0.0298851" calcext:value-type="float">
            <text:p>0,0298851</text:p>
          </table:table-cell>
          <table:table-cell/>
          <table:table-cell office:value-type="float" office:value="1820" calcext:value-type="float">
            <text:p>1820</text:p>
          </table:table-cell>
          <table:table-cell/>
          <table:table-cell office:value-type="float" office:value="9705" calcext:value-type="float">
            <text:p>9705</text:p>
          </table:table-cell>
          <table:table-cell office:value-type="float" office:value="910" calcext:value-type="float">
            <text:p>910</text:p>
          </table:table-cell>
          <table:table-cell table:formula="of:=ROUND([.C35]*100)" office:value-type="float" office:value="3482" calcext:value-type="float">
            <text:p>3482</text:p>
          </table:table-cell>
          <table:table-cell table:formula="of:=[.C35]/[.G35]*1000" office:value-type="float" office:value="19.1340659340659" calcext:value-type="float">
            <text:p>19,13406593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64" calcext:value-type="float">
            <text:p>464</text:p>
          </table:table-cell>
          <table:table-cell office:value-type="float" office:value="34.8452" calcext:value-type="float">
            <text:p>34,8452</text:p>
          </table:table-cell>
          <table:table-cell/>
          <table:table-cell office:value-type="float" office:value="0.028802" calcext:value-type="float">
            <text:p>0,028802</text:p>
          </table:table-cell>
          <table:table-cell/>
          <table:table-cell office:value-type="float" office:value="1856" calcext:value-type="float">
            <text:p>1856</text:p>
          </table:table-cell>
          <table:table-cell/>
          <table:table-cell office:value-type="float" office:value="9994" calcext:value-type="float">
            <text:p>9994</text:p>
          </table:table-cell>
          <table:table-cell office:value-type="float" office:value="928" calcext:value-type="float">
            <text:p>928</text:p>
          </table:table-cell>
          <table:table-cell table:formula="of:=ROUND([.C36]*100)" office:value-type="float" office:value="3485" calcext:value-type="float">
            <text:p>3485</text:p>
          </table:table-cell>
          <table:table-cell table:formula="of:=[.C36]/[.G36]*1000" office:value-type="float" office:value="18.7743534482759" calcext:value-type="float">
            <text:p>18,77435344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71" calcext:value-type="float">
            <text:p>471</text:p>
          </table:table-cell>
          <table:table-cell office:value-type="float" office:value="34.495" calcext:value-type="float">
            <text:p>34,495</text:p>
          </table:table-cell>
          <table:table-cell/>
          <table:table-cell office:value-type="float" office:value="0.0276733" calcext:value-type="float">
            <text:p>0,0276733</text:p>
          </table:table-cell>
          <table:table-cell/>
          <table:table-cell office:value-type="float" office:value="1884" calcext:value-type="float">
            <text:p>1884</text:p>
          </table:table-cell>
          <table:table-cell/>
          <table:table-cell office:value-type="float" office:value="10221" calcext:value-type="float">
            <text:p>10221</text:p>
          </table:table-cell>
          <table:table-cell office:value-type="float" office:value="942" calcext:value-type="float">
            <text:p>942</text:p>
          </table:table-cell>
          <table:table-cell table:formula="of:=ROUND([.C37]*100)" office:value-type="float" office:value="3450" calcext:value-type="float">
            <text:p>3450</text:p>
          </table:table-cell>
          <table:table-cell table:formula="of:=[.C37]/[.G37]*1000" office:value-type="float" office:value="18.3094479830149" calcext:value-type="float">
            <text:p>18,3094479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80" calcext:value-type="float">
            <text:p>480</text:p>
          </table:table-cell>
          <table:table-cell office:value-type="float" office:value="36.9941" calcext:value-type="float">
            <text:p>36,9941</text:p>
          </table:table-cell>
          <table:table-cell/>
          <table:table-cell office:value-type="float" office:value="0.0267335" calcext:value-type="float">
            <text:p>0,0267335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0516" calcext:value-type="float">
            <text:p>10516</text:p>
          </table:table-cell>
          <table:table-cell office:value-type="float" office:value="960" calcext:value-type="float">
            <text:p>960</text:p>
          </table:table-cell>
          <table:table-cell table:formula="of:=ROUND([.C38]*100)" office:value-type="float" office:value="3699" calcext:value-type="float">
            <text:p>3699</text:p>
          </table:table-cell>
          <table:table-cell table:formula="of:=[.C38]/[.G38]*1000" office:value-type="float" office:value="19.2677604166667" calcext:value-type="float">
            <text:p>19,26776041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09" calcext:value-type="float">
            <text:p>509</text:p>
          </table:table-cell>
          <table:table-cell office:value-type="float" office:value="39.3223" calcext:value-type="float">
            <text:p>39,3223</text:p>
          </table:table-cell>
          <table:table-cell/>
          <table:table-cell office:value-type="float" office:value="0.0269099" calcext:value-type="float">
            <text:p>0,0269099</text:p>
          </table:table-cell>
          <table:table-cell/>
          <table:table-cell office:value-type="float" office:value="2036" calcext:value-type="float">
            <text:p>2036</text:p>
          </table:table-cell>
          <table:table-cell/>
          <table:table-cell office:value-type="float" office:value="11483" calcext:value-type="float">
            <text:p>11483</text:p>
          </table:table-cell>
          <table:table-cell office:value-type="float" office:value="1018" calcext:value-type="float">
            <text:p>1018</text:p>
          </table:table-cell>
          <table:table-cell table:formula="of:=ROUND([.C39]*100)" office:value-type="float" office:value="3932" calcext:value-type="float">
            <text:p>3932</text:p>
          </table:table-cell>
          <table:table-cell table:formula="of:=[.C39]/[.G39]*1000" office:value-type="float" office:value="19.3135068762279" calcext:value-type="float">
            <text:p>19,313506876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1" calcext:value-type="float">
            <text:p>521</text:p>
          </table:table-cell>
          <table:table-cell office:value-type="float" office:value="41.1561" calcext:value-type="float">
            <text:p>41,1561</text:p>
          </table:table-cell>
          <table:table-cell/>
          <table:table-cell office:value-type="float" office:value="0.0261809" calcext:value-type="float">
            <text:p>0,0261809</text:p>
          </table:table-cell>
          <table:table-cell/>
          <table:table-cell office:value-type="float" office:value="2084" calcext:value-type="float">
            <text:p>2084</text:p>
          </table:table-cell>
          <table:table-cell/>
          <table:table-cell office:value-type="float" office:value="11892" calcext:value-type="float">
            <text:p>11892</text:p>
          </table:table-cell>
          <table:table-cell office:value-type="float" office:value="1042" calcext:value-type="float">
            <text:p>1042</text:p>
          </table:table-cell>
          <table:table-cell table:formula="of:=ROUND([.C40]*100)" office:value-type="float" office:value="4116" calcext:value-type="float">
            <text:p>4116</text:p>
          </table:table-cell>
          <table:table-cell table:formula="of:=[.C40]/[.G40]*1000" office:value-type="float" office:value="19.7486084452975" calcext:value-type="float">
            <text:p>19,748608445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8" calcext:value-type="float">
            <text:p>528</text:p>
          </table:table-cell>
          <table:table-cell office:value-type="float" office:value="42.3937" calcext:value-type="float">
            <text:p>42,3937</text:p>
          </table:table-cell>
          <table:table-cell/>
          <table:table-cell office:value-type="float" office:value="0.0252511" calcext:value-type="float">
            <text:p>0,0252511</text:p>
          </table:table-cell>
          <table:table-cell/>
          <table:table-cell office:value-type="float" office:value="2112" calcext:value-type="float">
            <text:p>2112</text:p>
          </table:table-cell>
          <table:table-cell/>
          <table:table-cell office:value-type="float" office:value="12132" calcext:value-type="float">
            <text:p>12132</text:p>
          </table:table-cell>
          <table:table-cell office:value-type="float" office:value="1056" calcext:value-type="float">
            <text:p>1056</text:p>
          </table:table-cell>
          <table:table-cell table:formula="of:=ROUND([.C41]*100)" office:value-type="float" office:value="4239" calcext:value-type="float">
            <text:p>4239</text:p>
          </table:table-cell>
          <table:table-cell table:formula="of:=[.C41]/[.G41]*1000" office:value-type="float" office:value="20.0727746212121" calcext:value-type="float">
            <text:p>20,07277462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33" calcext:value-type="float">
            <text:p>533</text:p>
          </table:table-cell>
          <table:table-cell office:value-type="float" office:value="43.2426" calcext:value-type="float">
            <text:p>43,2426</text:p>
          </table:table-cell>
          <table:table-cell/>
          <table:table-cell office:value-type="float" office:value="0.024288" calcext:value-type="float">
            <text:p>0,024288</text:p>
          </table:table-cell>
          <table:table-cell/>
          <table:table-cell office:value-type="float" office:value="2132" calcext:value-type="float">
            <text:p>2132</text:p>
          </table:table-cell>
          <table:table-cell/>
          <table:table-cell office:value-type="float" office:value="12305" calcext:value-type="float">
            <text:p>12305</text:p>
          </table:table-cell>
          <table:table-cell office:value-type="float" office:value="1066" calcext:value-type="float">
            <text:p>1066</text:p>
          </table:table-cell>
          <table:table-cell table:formula="of:=ROUND([.C42]*100)" office:value-type="float" office:value="4324" calcext:value-type="float">
            <text:p>4324</text:p>
          </table:table-cell>
          <table:table-cell table:formula="of:=[.C42]/[.G42]*1000" office:value-type="float" office:value="20.2826454033771" calcext:value-type="float">
            <text:p>20,28264540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78" calcext:value-type="float">
            <text:p>578</text:p>
          </table:table-cell>
          <table:table-cell office:value-type="float" office:value="47.1324" calcext:value-type="float">
            <text:p>47,1324</text:p>
          </table:table-cell>
          <table:table-cell/>
          <table:table-cell office:value-type="float" office:value="0.025125" calcext:value-type="float">
            <text:p>0,025125</text:p>
          </table:table-cell>
          <table:table-cell/>
          <table:table-cell office:value-type="float" office:value="2312" calcext:value-type="float">
            <text:p>2312</text:p>
          </table:table-cell>
          <table:table-cell/>
          <table:table-cell office:value-type="float" office:value="13896" calcext:value-type="float">
            <text:p>13896</text:p>
          </table:table-cell>
          <table:table-cell office:value-type="float" office:value="1156" calcext:value-type="float">
            <text:p>1156</text:p>
          </table:table-cell>
          <table:table-cell table:formula="of:=ROUND([.C43]*100)" office:value-type="float" office:value="4713" calcext:value-type="float">
            <text:p>4713</text:p>
          </table:table-cell>
          <table:table-cell table:formula="of:=[.C43]/[.G43]*1000" office:value-type="float" office:value="20.3859861591695" calcext:value-type="float">
            <text:p>20,385986159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82" calcext:value-type="float">
            <text:p>582</text:p>
          </table:table-cell>
          <table:table-cell office:value-type="float" office:value="51.2193" calcext:value-type="float">
            <text:p>51,2193</text:p>
          </table:table-cell>
          <table:table-cell/>
          <table:table-cell office:value-type="float" office:value="0.0241594" calcext:value-type="float">
            <text:p>0,0241594</text:p>
          </table:table-cell>
          <table:table-cell/>
          <table:table-cell office:value-type="float" office:value="2328" calcext:value-type="float">
            <text:p>2328</text:p>
          </table:table-cell>
          <table:table-cell/>
          <table:table-cell office:value-type="float" office:value="14040" calcext:value-type="float">
            <text:p>14040</text:p>
          </table:table-cell>
          <table:table-cell office:value-type="float" office:value="1164" calcext:value-type="float">
            <text:p>1164</text:p>
          </table:table-cell>
          <table:table-cell table:formula="of:=ROUND([.C44]*100)" office:value-type="float" office:value="5122" calcext:value-type="float">
            <text:p>5122</text:p>
          </table:table-cell>
          <table:table-cell table:formula="of:=[.C44]/[.G44]*1000" office:value-type="float" office:value="22.0014175257732" calcext:value-type="float">
            <text:p>22,00141752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0" calcext:value-type="float">
            <text:p>590</text:p>
          </table:table-cell>
          <table:table-cell office:value-type="float" office:value="42.8239" calcext:value-type="float">
            <text:p>42,8239</text:p>
          </table:table-cell>
          <table:table-cell/>
          <table:table-cell office:value-type="float" office:value="0.0234127" calcext:value-type="float">
            <text:p>0,0234127</text:p>
          </table:table-cell>
          <table:table-cell/>
          <table:table-cell office:value-type="float" office:value="2360" calcext:value-type="float">
            <text:p>2360</text:p>
          </table:table-cell>
          <table:table-cell/>
          <table:table-cell office:value-type="float" office:value="14331" calcext:value-type="float">
            <text:p>14331</text:p>
          </table:table-cell>
          <table:table-cell office:value-type="float" office:value="1180" calcext:value-type="float">
            <text:p>1180</text:p>
          </table:table-cell>
          <table:table-cell table:formula="of:=ROUND([.C45]*100)" office:value-type="float" office:value="4282" calcext:value-type="float">
            <text:p>4282</text:p>
          </table:table-cell>
          <table:table-cell table:formula="of:=[.C45]/[.G45]*1000" office:value-type="float" office:value="18.1457203389831" calcext:value-type="float">
            <text:p>18,1457203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9" calcext:value-type="float">
            <text:p>609</text:p>
          </table:table-cell>
          <table:table-cell office:value-type="float" office:value="37.3585" calcext:value-type="float">
            <text:p>37,3585</text:p>
          </table:table-cell>
          <table:table-cell/>
          <table:table-cell office:value-type="float" office:value="0.0231251" calcext:value-type="float">
            <text:p>0,0231251</text:p>
          </table:table-cell>
          <table:table-cell/>
          <table:table-cell office:value-type="float" office:value="2436" calcext:value-type="float">
            <text:p>2436</text:p>
          </table:table-cell>
          <table:table-cell/>
          <table:table-cell office:value-type="float" office:value="15028" calcext:value-type="float">
            <text:p>15028</text:p>
          </table:table-cell>
          <table:table-cell office:value-type="float" office:value="1218" calcext:value-type="float">
            <text:p>1218</text:p>
          </table:table-cell>
          <table:table-cell table:formula="of:=ROUND([.C46]*100)" office:value-type="float" office:value="3736" calcext:value-type="float">
            <text:p>3736</text:p>
          </table:table-cell>
          <table:table-cell table:formula="of:=[.C46]/[.G46]*1000" office:value-type="float" office:value="15.3360016420361" calcext:value-type="float">
            <text:p>15,33600164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07" calcext:value-type="float">
            <text:p>607</text:p>
          </table:table-cell>
          <table:table-cell office:value-type="float" office:value="48.7889" calcext:value-type="float">
            <text:p>48,7889</text:p>
          </table:table-cell>
          <table:table-cell/>
          <table:table-cell office:value-type="float" office:value="0.0220767" calcext:value-type="float">
            <text:p>0,0220767</text:p>
          </table:table-cell>
          <table:table-cell/>
          <table:table-cell office:value-type="float" office:value="2428" calcext:value-type="float">
            <text:p>2428</text:p>
          </table:table-cell>
          <table:table-cell/>
          <table:table-cell office:value-type="float" office:value="14954" calcext:value-type="float">
            <text:p>14954</text:p>
          </table:table-cell>
          <table:table-cell office:value-type="float" office:value="1214" calcext:value-type="float">
            <text:p>1214</text:p>
          </table:table-cell>
          <table:table-cell table:formula="of:=ROUND([.C47]*100)" office:value-type="float" office:value="4879" calcext:value-type="float">
            <text:p>4879</text:p>
          </table:table-cell>
          <table:table-cell table:formula="of:=[.C47]/[.G47]*1000" office:value-type="float" office:value="20.0942751235585" calcext:value-type="float">
            <text:p>20,09427512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8" calcext:value-type="float">
            <text:p>608</text:p>
          </table:table-cell>
          <table:table-cell office:value-type="float" office:value="52.6584" calcext:value-type="float">
            <text:p>52,6584</text:p>
          </table:table-cell>
          <table:table-cell/>
          <table:table-cell office:value-type="float" office:value="0.0211994" calcext:value-type="float">
            <text:p>0,0211994</text:p>
          </table:table-cell>
          <table:table-cell/>
          <table:table-cell office:value-type="float" office:value="2432" calcext:value-type="float">
            <text:p>2432</text:p>
          </table:table-cell>
          <table:table-cell/>
          <table:table-cell office:value-type="float" office:value="14991" calcext:value-type="float">
            <text:p>14991</text:p>
          </table:table-cell>
          <table:table-cell office:value-type="float" office:value="1216" calcext:value-type="float">
            <text:p>1216</text:p>
          </table:table-cell>
          <table:table-cell table:formula="of:=ROUND([.C48]*100)" office:value-type="float" office:value="5266" calcext:value-type="float">
            <text:p>5266</text:p>
          </table:table-cell>
          <table:table-cell table:formula="of:=[.C48]/[.G48]*1000" office:value-type="float" office:value="21.6523026315789" calcext:value-type="float">
            <text:p>21,65230263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41" calcext:value-type="float">
            <text:p>641</text:p>
          </table:table-cell>
          <table:table-cell office:value-type="float" office:value="55.4748" calcext:value-type="float">
            <text:p>55,4748</text:p>
          </table:table-cell>
          <table:table-cell/>
          <table:table-cell office:value-type="float" office:value="0.0214453" calcext:value-type="float">
            <text:p>0,0214453</text:p>
          </table:table-cell>
          <table:table-cell/>
          <table:table-cell office:value-type="float" office:value="2564" calcext:value-type="float">
            <text:p>2564</text:p>
          </table:table-cell>
          <table:table-cell/>
          <table:table-cell office:value-type="float" office:value="16228" calcext:value-type="float">
            <text:p>16228</text:p>
          </table:table-cell>
          <table:table-cell office:value-type="float" office:value="1282" calcext:value-type="float">
            <text:p>1282</text:p>
          </table:table-cell>
          <table:table-cell table:formula="of:=ROUND([.C49]*100)" office:value-type="float" office:value="5547" calcext:value-type="float">
            <text:p>5547</text:p>
          </table:table-cell>
          <table:table-cell table:formula="of:=[.C49]/[.G49]*1000" office:value-type="float" office:value="21.6360374414977" calcext:value-type="float">
            <text:p>21,63603744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61" calcext:value-type="float">
            <text:p>661</text:p>
          </table:table-cell>
          <table:table-cell office:value-type="float" office:value="59.2434" calcext:value-type="float">
            <text:p>59,2434</text:p>
          </table:table-cell>
          <table:table-cell/>
          <table:table-cell office:value-type="float" office:value="0.0212369" calcext:value-type="float">
            <text:p>0,0212369</text:p>
          </table:table-cell>
          <table:table-cell/>
          <table:table-cell office:value-type="float" office:value="2644" calcext:value-type="float">
            <text:p>2644</text:p>
          </table:table-cell>
          <table:table-cell/>
          <table:table-cell office:value-type="float" office:value="16994" calcext:value-type="float">
            <text:p>16994</text:p>
          </table:table-cell>
          <table:table-cell office:value-type="float" office:value="1322" calcext:value-type="float">
            <text:p>1322</text:p>
          </table:table-cell>
          <table:table-cell table:formula="of:=ROUND([.C50]*100)" office:value-type="float" office:value="5924" calcext:value-type="float">
            <text:p>5924</text:p>
          </table:table-cell>
          <table:table-cell table:formula="of:=[.C50]/[.G50]*1000" office:value-type="float" office:value="22.4067322239032" calcext:value-type="float">
            <text:p>22,406732223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59" calcext:value-type="float">
            <text:p>659</text:p>
          </table:table-cell>
          <table:table-cell office:value-type="float" office:value="41.6789" calcext:value-type="float">
            <text:p>41,6789</text:p>
          </table:table-cell>
          <table:table-cell/>
          <table:table-cell office:value-type="float" office:value="0.0203489" calcext:value-type="float">
            <text:p>0,0203489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office:value-type="float" office:value="16917" calcext:value-type="float">
            <text:p>16917</text:p>
          </table:table-cell>
          <table:table-cell office:value-type="float" office:value="1318" calcext:value-type="float">
            <text:p>1318</text:p>
          </table:table-cell>
          <table:table-cell table:formula="of:=ROUND([.C51]*100)" office:value-type="float" office:value="4168" calcext:value-type="float">
            <text:p>4168</text:p>
          </table:table-cell>
          <table:table-cell table:formula="of:=[.C51]/[.G51]*1000" office:value-type="float" office:value="15.8114188163885" calcext:value-type="float">
            <text:p>15,811418816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85" calcext:value-type="float">
            <text:p>685</text:p>
          </table:table-cell>
          <table:table-cell office:value-type="float" office:value="45.5194" calcext:value-type="float">
            <text:p>45,5194</text:p>
          </table:table-cell>
          <table:table-cell/>
          <table:table-cell office:value-type="float" office:value="0.0203445" calcext:value-type="float">
            <text:p>0,0203445</text:p>
          </table:table-cell>
          <table:table-cell/>
          <table:table-cell office:value-type="float" office:value="2740" calcext:value-type="float">
            <text:p>2740</text:p>
          </table:table-cell>
          <table:table-cell/>
          <table:table-cell office:value-type="float" office:value="17928" calcext:value-type="float">
            <text:p>17928</text:p>
          </table:table-cell>
          <table:table-cell office:value-type="float" office:value="1370" calcext:value-type="float">
            <text:p>1370</text:p>
          </table:table-cell>
          <table:table-cell table:formula="of:=ROUND([.C52]*100)" office:value-type="float" office:value="4552" calcext:value-type="float">
            <text:p>4552</text:p>
          </table:table-cell>
          <table:table-cell table:formula="of:=[.C52]/[.G52]*1000" office:value-type="float" office:value="16.6129197080292" calcext:value-type="float">
            <text:p>16,6129197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52.1129" calcext:value-type="float">
            <text:p>52,1129</text:p>
          </table:table-cell>
          <table:table-cell/>
          <table:table-cell office:value-type="float" office:value="0.0197541" calcext:value-type="float">
            <text:p>0,0197541</text:p>
          </table:table-cell>
          <table:table-cell/>
          <table:table-cell office:value-type="float" office:value="2764" calcext:value-type="float">
            <text:p>2764</text:p>
          </table:table-cell>
          <table:table-cell/>
          <table:table-cell office:value-type="float" office:value="18164" calcext:value-type="float">
            <text:p>18164</text:p>
          </table:table-cell>
          <table:table-cell office:value-type="float" office:value="1382" calcext:value-type="float">
            <text:p>1382</text:p>
          </table:table-cell>
          <table:table-cell table:formula="of:=ROUND([.C53]*100)" office:value-type="float" office:value="5211" calcext:value-type="float">
            <text:p>5211</text:p>
          </table:table-cell>
          <table:table-cell table:formula="of:=[.C53]/[.G53]*1000" office:value-type="float" office:value="18.8541606367583" calcext:value-type="float">
            <text:p>18,854160636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00" calcext:value-type="float">
            <text:p>700</text:p>
          </table:table-cell>
          <table:table-cell office:value-type="float" office:value="46.9136" calcext:value-type="float">
            <text:p>46,9136</text:p>
          </table:table-cell>
          <table:table-cell/>
          <table:table-cell office:value-type="float" office:value="0.0192758" calcext:value-type="float">
            <text:p>0,0192758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float" office:value="18520" calcext:value-type="float">
            <text:p>18520</text:p>
          </table:table-cell>
          <table:table-cell office:value-type="float" office:value="1400" calcext:value-type="float">
            <text:p>1400</text:p>
          </table:table-cell>
          <table:table-cell table:formula="of:=ROUND([.C54]*100)" office:value-type="float" office:value="4691" calcext:value-type="float">
            <text:p>4691</text:p>
          </table:table-cell>
          <table:table-cell table:formula="of:=[.C54]/[.G54]*1000" office:value-type="float" office:value="16.7548571428571" calcext:value-type="float">
            <text:p>16,75485714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07" calcext:value-type="float">
            <text:p>707</text:p>
          </table:table-cell>
          <table:table-cell office:value-type="float" office:value="51.0845" calcext:value-type="float">
            <text:p>51,0845</text:p>
          </table:table-cell>
          <table:table-cell/>
          <table:table-cell office:value-type="float" office:value="0.0187658" calcext:value-type="float">
            <text:p>0,0187658</text:p>
          </table:table-cell>
          <table:table-cell/>
          <table:table-cell office:value-type="float" office:value="2828" calcext:value-type="float">
            <text:p>2828</text:p>
          </table:table-cell>
          <table:table-cell/>
          <table:table-cell office:value-type="float" office:value="18798" calcext:value-type="float">
            <text:p>18798</text:p>
          </table:table-cell>
          <table:table-cell office:value-type="float" office:value="1414" calcext:value-type="float">
            <text:p>1414</text:p>
          </table:table-cell>
          <table:table-cell table:formula="of:=ROUND([.C55]*100)" office:value-type="float" office:value="5108" calcext:value-type="float">
            <text:p>5108</text:p>
          </table:table-cell>
          <table:table-cell table:formula="of:=[.C55]/[.G55]*1000" office:value-type="float" office:value="18.0638260254597" calcext:value-type="float">
            <text:p>18,063826025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27" calcext:value-type="float">
            <text:p>727</text:p>
          </table:table-cell>
          <table:table-cell office:value-type="float" office:value="55.3904" calcext:value-type="float">
            <text:p>55,3904</text:p>
          </table:table-cell>
          <table:table-cell/>
          <table:table-cell office:value-type="float" office:value="0.0186124" calcext:value-type="float">
            <text:p>0,0186124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office:value-type="float" office:value="19602" calcext:value-type="float">
            <text:p>19602</text:p>
          </table:table-cell>
          <table:table-cell office:value-type="float" office:value="1454" calcext:value-type="float">
            <text:p>1454</text:p>
          </table:table-cell>
          <table:table-cell table:formula="of:=ROUND([.C56]*100)" office:value-type="float" office:value="5539" calcext:value-type="float">
            <text:p>5539</text:p>
          </table:table-cell>
          <table:table-cell table:formula="of:=[.C56]/[.G56]*1000" office:value-type="float" office:value="19.0475928473177" calcext:value-type="float">
            <text:p>19,047592847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48" calcext:value-type="float">
            <text:p>748</text:p>
          </table:table-cell>
          <table:table-cell office:value-type="float" office:value="46.7034" calcext:value-type="float">
            <text:p>46,7034</text:p>
          </table:table-cell>
          <table:table-cell/>
          <table:table-cell office:value-type="float" office:value="0.0184828" calcext:value-type="float">
            <text:p>0,0184828</text:p>
          </table:table-cell>
          <table:table-cell/>
          <table:table-cell office:value-type="float" office:value="2992" calcext:value-type="float">
            <text:p>2992</text:p>
          </table:table-cell>
          <table:table-cell/>
          <table:table-cell office:value-type="float" office:value="20457" calcext:value-type="float">
            <text:p>20457</text:p>
          </table:table-cell>
          <table:table-cell office:value-type="float" office:value="1496" calcext:value-type="float">
            <text:p>1496</text:p>
          </table:table-cell>
          <table:table-cell table:formula="of:=ROUND([.C57]*100)" office:value-type="float" office:value="4670" calcext:value-type="float">
            <text:p>4670</text:p>
          </table:table-cell>
          <table:table-cell table:formula="of:=[.C57]/[.G57]*1000" office:value-type="float" office:value="15.6094251336898" calcext:value-type="float">
            <text:p>15,609425133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63" calcext:value-type="float">
            <text:p>763</text:p>
          </table:table-cell>
          <table:table-cell office:value-type="float" office:value="59.1278" calcext:value-type="float">
            <text:p>59,1278</text:p>
          </table:table-cell>
          <table:table-cell/>
          <table:table-cell office:value-type="float" office:value="0.0182079" calcext:value-type="float">
            <text:p>0,0182079</text:p>
          </table:table-cell>
          <table:table-cell/>
          <table:table-cell office:value-type="float" office:value="3052" calcext:value-type="float">
            <text:p>3052</text:p>
          </table:table-cell>
          <table:table-cell/>
          <table:table-cell office:value-type="float" office:value="21075" calcext:value-type="float">
            <text:p>21075</text:p>
          </table:table-cell>
          <table:table-cell office:value-type="float" office:value="1526" calcext:value-type="float">
            <text:p>1526</text:p>
          </table:table-cell>
          <table:table-cell table:formula="of:=ROUND([.C58]*100)" office:value-type="float" office:value="5913" calcext:value-type="float">
            <text:p>5913</text:p>
          </table:table-cell>
          <table:table-cell table:formula="of:=[.C58]/[.G58]*1000" office:value-type="float" office:value="19.3734600262123" calcext:value-type="float">
            <text:p>19,37346002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53" calcext:value-type="float">
            <text:p>753</text:p>
          </table:table-cell>
          <table:table-cell office:value-type="float" office:value="60.6902" calcext:value-type="float">
            <text:p>60,6902</text:p>
          </table:table-cell>
          <table:table-cell/>
          <table:table-cell office:value-type="float" office:value="0.0173642" calcext:value-type="float">
            <text:p>0,0173642</text:p>
          </table:table-cell>
          <table:table-cell/>
          <table:table-cell office:value-type="float" office:value="3012" calcext:value-type="float">
            <text:p>3012</text:p>
          </table:table-cell>
          <table:table-cell/>
          <table:table-cell office:value-type="float" office:value="20662" calcext:value-type="float">
            <text:p>20662</text:p>
          </table:table-cell>
          <table:table-cell office:value-type="float" office:value="1506" calcext:value-type="float">
            <text:p>1506</text:p>
          </table:table-cell>
          <table:table-cell table:formula="of:=ROUND([.C59]*100)" office:value-type="float" office:value="6069" calcext:value-type="float">
            <text:p>6069</text:p>
          </table:table-cell>
          <table:table-cell table:formula="of:=[.C59]/[.G59]*1000" office:value-type="float" office:value="20.1494687915007" calcext:value-type="float">
            <text:p>20,14946879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2" calcext:value-type="float">
            <text:p>772</text:p>
          </table:table-cell>
          <table:table-cell office:value-type="float" office:value="56.4067" calcext:value-type="float">
            <text:p>56,4067</text:p>
          </table:table-cell>
          <table:table-cell/>
          <table:table-cell office:value-type="float" office:value="0.0172129" calcext:value-type="float">
            <text:p>0,0172129</text:p>
          </table:table-cell>
          <table:table-cell/>
          <table:table-cell office:value-type="float" office:value="3088" calcext:value-type="float">
            <text:p>3088</text:p>
          </table:table-cell>
          <table:table-cell/>
          <table:table-cell office:value-type="float" office:value="21449" calcext:value-type="float">
            <text:p>21449</text:p>
          </table:table-cell>
          <table:table-cell office:value-type="float" office:value="1544" calcext:value-type="float">
            <text:p>1544</text:p>
          </table:table-cell>
          <table:table-cell table:formula="of:=ROUND([.C60]*100)" office:value-type="float" office:value="5641" calcext:value-type="float">
            <text:p>5641</text:p>
          </table:table-cell>
          <table:table-cell table:formula="of:=[.C60]/[.G60]*1000" office:value-type="float" office:value="18.2664183937824" calcext:value-type="float">
            <text:p>18,266418393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01" calcext:value-type="float">
            <text:p>801</text:p>
          </table:table-cell>
          <table:table-cell office:value-type="float" office:value="67.2577" calcext:value-type="float">
            <text:p>67,2577</text:p>
          </table:table-cell>
          <table:table-cell/>
          <table:table-cell office:value-type="float" office:value="0.0172778" calcext:value-type="float">
            <text:p>0,0172778</text:p>
          </table:table-cell>
          <table:table-cell/>
          <table:table-cell office:value-type="float" office:value="3204" calcext:value-type="float">
            <text:p>3204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1602" calcext:value-type="float">
            <text:p>1602</text:p>
          </table:table-cell>
          <table:table-cell table:formula="of:=ROUND([.C61]*100)" office:value-type="float" office:value="6726" calcext:value-type="float">
            <text:p>6726</text:p>
          </table:table-cell>
          <table:table-cell table:formula="of:=[.C61]/[.G61]*1000" office:value-type="float" office:value="20.9917915106117" calcext:value-type="float">
            <text:p>20,99179151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14" calcext:value-type="float">
            <text:p>814</text:p>
          </table:table-cell>
          <table:table-cell office:value-type="float" office:value="67.8199" calcext:value-type="float">
            <text:p>67,8199</text:p>
          </table:table-cell>
          <table:table-cell/>
          <table:table-cell office:value-type="float" office:value="0.0169955" calcext:value-type="float">
            <text:p>0,0169955</text:p>
          </table:table-cell>
          <table:table-cell/>
          <table:table-cell office:value-type="float" office:value="3256" calcext:value-type="float">
            <text:p>3256</text:p>
          </table:table-cell>
          <table:table-cell/>
          <table:table-cell office:value-type="float" office:value="23223" calcext:value-type="float">
            <text:p>23223</text:p>
          </table:table-cell>
          <table:table-cell office:value-type="float" office:value="1628" calcext:value-type="float">
            <text:p>1628</text:p>
          </table:table-cell>
          <table:table-cell table:formula="of:=ROUND([.C62]*100)" office:value-type="float" office:value="6782" calcext:value-type="float">
            <text:p>6782</text:p>
          </table:table-cell>
          <table:table-cell table:formula="of:=[.C62]/[.G62]*1000" office:value-type="float" office:value="20.8292076167076" calcext:value-type="float">
            <text:p>20,829207616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10" calcext:value-type="float">
            <text:p>810</text:p>
          </table:table-cell>
          <table:table-cell office:value-type="float" office:value="35.4984" calcext:value-type="float">
            <text:p>35,4984</text:p>
          </table:table-cell>
          <table:table-cell/>
          <table:table-cell office:value-type="float" office:value="0.0163785" calcext:value-type="float">
            <text:p>0,0163785</text:p>
          </table:table-cell>
          <table:table-cell/>
          <table:table-cell office:value-type="float" office:value="3240" calcext:value-type="float">
            <text:p>3240</text:p>
          </table:table-cell>
          <table:table-cell/>
          <table:table-cell office:value-type="float" office:value="23053" calcext:value-type="float">
            <text:p>23053</text:p>
          </table:table-cell>
          <table:table-cell office:value-type="float" office:value="1620" calcext:value-type="float">
            <text:p>1620</text:p>
          </table:table-cell>
          <table:table-cell table:formula="of:=ROUND([.C63]*100)" office:value-type="float" office:value="3550" calcext:value-type="float">
            <text:p>3550</text:p>
          </table:table-cell>
          <table:table-cell table:formula="of:=[.C63]/[.G63]*1000" office:value-type="float" office:value="10.9562962962963" calcext:value-type="float">
            <text:p>10,95629629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68.639" calcext:value-type="float">
            <text:p>68,639</text:p>
          </table:table-cell>
          <table:table-cell/>
          <table:table-cell office:value-type="float" office:value="0.0164773" calcext:value-type="float">
            <text:p>0,0164773</text:p>
          </table:table-cell>
          <table:table-cell/>
          <table:table-cell office:value-type="float" office:value="3364" calcext:value-type="float">
            <text:p>3364</text:p>
          </table:table-cell>
          <table:table-cell/>
          <table:table-cell office:value-type="float" office:value="24389" calcext:value-type="float">
            <text:p>24389</text:p>
          </table:table-cell>
          <table:table-cell office:value-type="float" office:value="1682" calcext:value-type="float">
            <text:p>1682</text:p>
          </table:table-cell>
          <table:table-cell table:formula="of:=ROUND([.C64]*100)" office:value-type="float" office:value="6864" calcext:value-type="float">
            <text:p>6864</text:p>
          </table:table-cell>
          <table:table-cell table:formula="of:=[.C64]/[.G64]*1000" office:value-type="float" office:value="20.403983353151" calcext:value-type="float">
            <text:p>20,403983353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6" calcext:value-type="float">
            <text:p>846</text:p>
          </table:table-cell>
          <table:table-cell office:value-type="float" office:value="71.5747" calcext:value-type="float">
            <text:p>71,5747</text:p>
          </table:table-cell>
          <table:table-cell/>
          <table:table-cell office:value-type="float" office:value="0.0160684" calcext:value-type="float">
            <text:p>0,0160684</text:p>
          </table:table-cell>
          <table:table-cell/>
          <table:table-cell office:value-type="float" office:value="3384" calcext:value-type="float">
            <text:p>3384</text:p>
          </table:table-cell>
          <table:table-cell/>
          <table:table-cell office:value-type="float" office:value="24606" calcext:value-type="float">
            <text:p>24606</text:p>
          </table:table-cell>
          <table:table-cell office:value-type="float" office:value="1692" calcext:value-type="float">
            <text:p>1692</text:p>
          </table:table-cell>
          <table:table-cell table:formula="of:=ROUND([.C65]*100)" office:value-type="float" office:value="7157" calcext:value-type="float">
            <text:p>7157</text:p>
          </table:table-cell>
          <table:table-cell table:formula="of:=[.C65]/[.G65]*1000" office:value-type="float" office:value="21.1509160756501" calcext:value-type="float">
            <text:p>21,150916075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68" calcext:value-type="float">
            <text:p>868</text:p>
          </table:table-cell>
          <table:table-cell office:value-type="float" office:value="60.2913" calcext:value-type="float">
            <text:p>60,2913</text:p>
          </table:table-cell>
          <table:table-cell/>
          <table:table-cell office:value-type="float" office:value="0.0159897" calcext:value-type="float">
            <text:p>0,0159897</text:p>
          </table:table-cell>
          <table:table-cell/>
          <table:table-cell office:value-type="float" office:value="3472" calcext:value-type="float">
            <text:p>3472</text:p>
          </table:table-cell>
          <table:table-cell/>
          <table:table-cell office:value-type="float" office:value="25572" calcext:value-type="float">
            <text:p>25572</text:p>
          </table:table-cell>
          <table:table-cell office:value-type="float" office:value="1736" calcext:value-type="float">
            <text:p>1736</text:p>
          </table:table-cell>
          <table:table-cell table:formula="of:=ROUND([.C66]*100)" office:value-type="float" office:value="6029" calcext:value-type="float">
            <text:p>6029</text:p>
          </table:table-cell>
          <table:table-cell table:formula="of:=[.C66]/[.G66]*1000" office:value-type="float" office:value="17.3650057603687" calcext:value-type="float">
            <text:p>17,365005760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72" calcext:value-type="float">
            <text:p>872</text:p>
          </table:table-cell>
          <table:table-cell office:value-type="float" office:value="70.9194" calcext:value-type="float">
            <text:p>70,9194</text:p>
          </table:table-cell>
          <table:table-cell/>
          <table:table-cell office:value-type="float" office:value="0.0155867" calcext:value-type="float">
            <text:p>0,0155867</text:p>
          </table:table-cell>
          <table:table-cell/>
          <table:table-cell office:value-type="float" office:value="3488" calcext:value-type="float">
            <text:p>3488</text:p>
          </table:table-cell>
          <table:table-cell/>
          <table:table-cell office:value-type="float" office:value="25749" calcext:value-type="float">
            <text:p>25749</text:p>
          </table:table-cell>
          <table:table-cell office:value-type="float" office:value="1744" calcext:value-type="float">
            <text:p>1744</text:p>
          </table:table-cell>
          <table:table-cell table:formula="of:=ROUND([.C67]*100)" office:value-type="float" office:value="7092" calcext:value-type="float">
            <text:p>7092</text:p>
          </table:table-cell>
          <table:table-cell table:formula="of:=[.C67]/[.G67]*1000" office:value-type="float" office:value="20.3323967889908" calcext:value-type="float">
            <text:p>20,3323967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89" calcext:value-type="float">
            <text:p>889</text:p>
          </table:table-cell>
          <table:table-cell office:value-type="float" office:value="72.1654" calcext:value-type="float">
            <text:p>72,1654</text:p>
          </table:table-cell>
          <table:table-cell/>
          <table:table-cell office:value-type="float" office:value="0.015426" calcext:value-type="float">
            <text:p>0,015426</text:p>
          </table:table-cell>
          <table:table-cell/>
          <table:table-cell office:value-type="float" office:value="3556" calcext:value-type="float">
            <text:p>3556</text:p>
          </table:table-cell>
          <table:table-cell/>
          <table:table-cell office:value-type="float" office:value="26506" calcext:value-type="float">
            <text:p>26506</text:p>
          </table:table-cell>
          <table:table-cell office:value-type="float" office:value="1778" calcext:value-type="float">
            <text:p>1778</text:p>
          </table:table-cell>
          <table:table-cell table:formula="of:=ROUND([.C68]*100)" office:value-type="float" office:value="7217" calcext:value-type="float">
            <text:p>7217</text:p>
          </table:table-cell>
          <table:table-cell table:formula="of:=[.C68]/[.G68]*1000" office:value-type="float" office:value="20.2939820022497" calcext:value-type="float">
            <text:p>20,293982002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88" calcext:value-type="float">
            <text:p>888</text:p>
          </table:table-cell>
          <table:table-cell office:value-type="float" office:value="69.8832" calcext:value-type="float">
            <text:p>69,8832</text:p>
          </table:table-cell>
          <table:table-cell/>
          <table:table-cell office:value-type="float" office:value="0.0149646" calcext:value-type="float">
            <text:p>0,0149646</text:p>
          </table:table-cell>
          <table:table-cell/>
          <table:table-cell office:value-type="float" office:value="3552" calcext:value-type="float">
            <text:p>3552</text:p>
          </table:table-cell>
          <table:table-cell/>
          <table:table-cell office:value-type="float" office:value="26461" calcext:value-type="float">
            <text:p>26461</text:p>
          </table:table-cell>
          <table:table-cell office:value-type="float" office:value="1776" calcext:value-type="float">
            <text:p>1776</text:p>
          </table:table-cell>
          <table:table-cell table:formula="of:=ROUND([.C69]*100)" office:value-type="float" office:value="6988" calcext:value-type="float">
            <text:p>6988</text:p>
          </table:table-cell>
          <table:table-cell table:formula="of:=[.C69]/[.G69]*1000" office:value-type="float" office:value="19.6743243243243" calcext:value-type="float">
            <text:p>19,674324324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32" calcext:value-type="float">
            <text:p>932</text:p>
          </table:table-cell>
          <table:table-cell office:value-type="float" office:value="61.8951" calcext:value-type="float">
            <text:p>61,8951</text:p>
          </table:table-cell>
          <table:table-cell/>
          <table:table-cell office:value-type="float" office:value="0.0152599" calcext:value-type="float">
            <text:p>0,0152599</text:p>
          </table:table-cell>
          <table:table-cell/>
          <table:table-cell office:value-type="float" office:value="3728" calcext:value-type="float">
            <text:p>3728</text:p>
          </table:table-cell>
          <table:table-cell/>
          <table:table-cell office:value-type="float" office:value="28452" calcext:value-type="float">
            <text:p>28452</text:p>
          </table:table-cell>
          <table:table-cell office:value-type="float" office:value="1864" calcext:value-type="float">
            <text:p>1864</text:p>
          </table:table-cell>
          <table:table-cell table:formula="of:=ROUND([.C70]*100)" office:value-type="float" office:value="6190" calcext:value-type="float">
            <text:p>6190</text:p>
          </table:table-cell>
          <table:table-cell table:formula="of:=[.C70]/[.G70]*1000" office:value-type="float" office:value="16.6027628755365" calcext:value-type="float">
            <text:p>16,602762875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2" calcext:value-type="float">
            <text:p>922</text:p>
          </table:table-cell>
          <table:table-cell office:value-type="float" office:value="64.1966" calcext:value-type="float">
            <text:p>64,1966</text:p>
          </table:table-cell>
          <table:table-cell/>
          <table:table-cell office:value-type="float" office:value="0.0146734" calcext:value-type="float">
            <text:p>0,0146734</text:p>
          </table:table-cell>
          <table:table-cell/>
          <table:table-cell office:value-type="float" office:value="3688" calcext:value-type="float">
            <text:p>3688</text:p>
          </table:table-cell>
          <table:table-cell/>
          <table:table-cell office:value-type="float" office:value="27996" calcext:value-type="float">
            <text:p>27996</text:p>
          </table:table-cell>
          <table:table-cell office:value-type="float" office:value="1844" calcext:value-type="float">
            <text:p>1844</text:p>
          </table:table-cell>
          <table:table-cell table:formula="of:=ROUND([.C71]*100)" office:value-type="float" office:value="6420" calcext:value-type="float">
            <text:p>6420</text:p>
          </table:table-cell>
          <table:table-cell table:formula="of:=[.C71]/[.G71]*1000" office:value-type="float" office:value="17.4068872017354" calcext:value-type="float">
            <text:p>17,406887201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56" calcext:value-type="float">
            <text:p>956</text:p>
          </table:table-cell>
          <table:table-cell office:value-type="float" office:value="67.4866" calcext:value-type="float">
            <text:p>67,4866</text:p>
          </table:table-cell>
          <table:table-cell/>
          <table:table-cell office:value-type="float" office:value="0.0147942" calcext:value-type="float">
            <text:p>0,0147942</text:p>
          </table:table-cell>
          <table:table-cell/>
          <table:table-cell office:value-type="float" office:value="3824" calcext:value-type="float">
            <text:p>3824</text:p>
          </table:table-cell>
          <table:table-cell/>
          <table:table-cell office:value-type="float" office:value="29558" calcext:value-type="float">
            <text:p>29558</text:p>
          </table:table-cell>
          <table:table-cell office:value-type="float" office:value="1912" calcext:value-type="float">
            <text:p>1912</text:p>
          </table:table-cell>
          <table:table-cell table:formula="of:=ROUND([.C72]*100)" office:value-type="float" office:value="6749" calcext:value-type="float">
            <text:p>6749</text:p>
          </table:table-cell>
          <table:table-cell table:formula="of:=[.C72]/[.G72]*1000" office:value-type="float" office:value="17.6481694560669" calcext:value-type="float">
            <text:p>17,64816945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42" calcext:value-type="float">
            <text:p>942</text:p>
          </table:table-cell>
          <table:table-cell office:value-type="float" office:value="77.4679" calcext:value-type="float">
            <text:p>77,4679</text:p>
          </table:table-cell>
          <table:table-cell/>
          <table:table-cell office:value-type="float" office:value="0.0141803" calcext:value-type="float">
            <text:p>0,0141803</text:p>
          </table:table-cell>
          <table:table-cell/>
          <table:table-cell office:value-type="float" office:value="3768" calcext:value-type="float">
            <text:p>3768</text:p>
          </table:table-cell>
          <table:table-cell/>
          <table:table-cell office:value-type="float" office:value="28911" calcext:value-type="float">
            <text:p>28911</text:p>
          </table:table-cell>
          <table:table-cell office:value-type="float" office:value="1884" calcext:value-type="float">
            <text:p>1884</text:p>
          </table:table-cell>
          <table:table-cell table:formula="of:=ROUND([.C73]*100)" office:value-type="float" office:value="7747" calcext:value-type="float">
            <text:p>7747</text:p>
          </table:table-cell>
          <table:table-cell table:formula="of:=[.C73]/[.G73]*1000" office:value-type="float" office:value="20.5594214437367" calcext:value-type="float">
            <text:p>20,559421443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62" calcext:value-type="float">
            <text:p>962</text:p>
          </table:table-cell>
          <table:table-cell office:value-type="float" office:value="67.8706" calcext:value-type="float">
            <text:p>67,8706</text:p>
          </table:table-cell>
          <table:table-cell/>
          <table:table-cell office:value-type="float" office:value="0.0140921" calcext:value-type="float">
            <text:p>0,0140921</text:p>
          </table:table-cell>
          <table:table-cell/>
          <table:table-cell office:value-type="float" office:value="3848" calcext:value-type="float">
            <text:p>3848</text:p>
          </table:table-cell>
          <table:table-cell/>
          <table:table-cell office:value-type="float" office:value="29837" calcext:value-type="float">
            <text:p>29837</text:p>
          </table:table-cell>
          <table:table-cell office:value-type="float" office:value="1924" calcext:value-type="float">
            <text:p>1924</text:p>
          </table:table-cell>
          <table:table-cell table:formula="of:=ROUND([.C74]*100)" office:value-type="float" office:value="6787" calcext:value-type="float">
            <text:p>6787</text:p>
          </table:table-cell>
          <table:table-cell table:formula="of:=[.C74]/[.G74]*1000" office:value-type="float" office:value="17.6378898128898" calcext:value-type="float">
            <text:p>17,637889812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81.0619" calcext:value-type="float">
            <text:p>81,0619</text:p>
          </table:table-cell>
          <table:table-cell/>
          <table:table-cell office:value-type="float" office:value="0.0141747" calcext:value-type="float">
            <text:p>0,0141747</text:p>
          </table:table-cell>
          <table:table-cell/>
          <table:table-cell office:value-type="float" office:value="3976" calcext:value-type="float">
            <text:p>3976</text:p>
          </table:table-cell>
          <table:table-cell/>
          <table:table-cell office:value-type="float" office:value="31338" calcext:value-type="float">
            <text:p>31338</text:p>
          </table:table-cell>
          <table:table-cell office:value-type="float" office:value="1988" calcext:value-type="float">
            <text:p>1988</text:p>
          </table:table-cell>
          <table:table-cell table:formula="of:=ROUND([.C75]*100)" office:value-type="float" office:value="8106" calcext:value-type="float">
            <text:p>8106</text:p>
          </table:table-cell>
          <table:table-cell table:formula="of:=[.C75]/[.G75]*1000" office:value-type="float" office:value="20.3878018108652" calcext:value-type="float">
            <text:p>20,38780181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83" calcext:value-type="float">
            <text:p>983</text:p>
          </table:table-cell>
          <table:table-cell office:value-type="float" office:value="57.3946" calcext:value-type="float">
            <text:p>57,3946</text:p>
          </table:table-cell>
          <table:table-cell/>
          <table:table-cell office:value-type="float" office:value="0.0136509" calcext:value-type="float">
            <text:p>0,0136509</text:p>
          </table:table-cell>
          <table:table-cell/>
          <table:table-cell office:value-type="float" office:value="3932" calcext:value-type="float">
            <text:p>3932</text:p>
          </table:table-cell>
          <table:table-cell/>
          <table:table-cell office:value-type="float" office:value="30819" calcext:value-type="float">
            <text:p>30819</text:p>
          </table:table-cell>
          <table:table-cell office:value-type="float" office:value="1966" calcext:value-type="float">
            <text:p>1966</text:p>
          </table:table-cell>
          <table:table-cell table:formula="of:=ROUND([.C76]*100)" office:value-type="float" office:value="5739" calcext:value-type="float">
            <text:p>5739</text:p>
          </table:table-cell>
          <table:table-cell table:formula="of:=[.C76]/[.G76]*1000" office:value-type="float" office:value="14.5967955239064" calcext:value-type="float">
            <text:p>14,596795523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11" calcext:value-type="float">
            <text:p>1011</text:p>
          </table:table-cell>
          <table:table-cell office:value-type="float" office:value="68.4436" calcext:value-type="float">
            <text:p>68,4436</text:p>
          </table:table-cell>
          <table:table-cell/>
          <table:table-cell office:value-type="float" office:value="0.0136769" calcext:value-type="float">
            <text:p>0,0136769</text:p>
          </table:table-cell>
          <table:table-cell/>
          <table:table-cell office:value-type="float" office:value="4044" calcext:value-type="float">
            <text:p>4044</text:p>
          </table:table-cell>
          <table:table-cell/>
          <table:table-cell office:value-type="float" office:value="32145" calcext:value-type="float">
            <text:p>32145</text:p>
          </table:table-cell>
          <table:table-cell office:value-type="float" office:value="2022" calcext:value-type="float">
            <text:p>2022</text:p>
          </table:table-cell>
          <table:table-cell table:formula="of:=ROUND([.C77]*100)" office:value-type="float" office:value="6844" calcext:value-type="float">
            <text:p>6844</text:p>
          </table:table-cell>
          <table:table-cell table:formula="of:=[.C77]/[.G77]*1000" office:value-type="float" office:value="16.924727992087" calcext:value-type="float">
            <text:p>16,924727992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32" calcext:value-type="float">
            <text:p>1032</text:p>
          </table:table-cell>
          <table:table-cell office:value-type="float" office:value="84.5331" calcext:value-type="float">
            <text:p>84,5331</text:p>
          </table:table-cell>
          <table:table-cell/>
          <table:table-cell office:value-type="float" office:value="0.0136049" calcext:value-type="float">
            <text:p>0,0136049</text:p>
          </table:table-cell>
          <table:table-cell/>
          <table:table-cell office:value-type="float" office:value="4128" calcext:value-type="float">
            <text:p>4128</text:p>
          </table:table-cell>
          <table:table-cell/>
          <table:table-cell office:value-type="float" office:value="33152" calcext:value-type="float">
            <text:p>33152</text:p>
          </table:table-cell>
          <table:table-cell office:value-type="float" office:value="2064" calcext:value-type="float">
            <text:p>2064</text:p>
          </table:table-cell>
          <table:table-cell table:formula="of:=ROUND([.C78]*100)" office:value-type="float" office:value="8453" calcext:value-type="float">
            <text:p>8453</text:p>
          </table:table-cell>
          <table:table-cell table:formula="of:=[.C78]/[.G78]*1000" office:value-type="float" office:value="20.4779796511628" calcext:value-type="float">
            <text:p>20,477979651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03" calcext:value-type="float">
            <text:p>1003</text:p>
          </table:table-cell>
          <table:table-cell office:value-type="float" office:value="53.6452" calcext:value-type="float">
            <text:p>53,6452</text:p>
          </table:table-cell>
          <table:table-cell/>
          <table:table-cell office:value-type="float" office:value="0.0128895" calcext:value-type="float">
            <text:p>0,0128895</text:p>
          </table:table-cell>
          <table:table-cell/>
          <table:table-cell office:value-type="float" office:value="4012" calcext:value-type="float">
            <text:p>4012</text:p>
          </table:table-cell>
          <table:table-cell/>
          <table:table-cell office:value-type="float" office:value="31765" calcext:value-type="float">
            <text:p>31765</text:p>
          </table:table-cell>
          <table:table-cell office:value-type="float" office:value="2006" calcext:value-type="float">
            <text:p>2006</text:p>
          </table:table-cell>
          <table:table-cell table:formula="of:=ROUND([.C79]*100)" office:value-type="float" office:value="5365" calcext:value-type="float">
            <text:p>5365</text:p>
          </table:table-cell>
          <table:table-cell table:formula="of:=[.C79]/[.G79]*1000" office:value-type="float" office:value="13.371186440678" calcext:value-type="float">
            <text:p>13,37118644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50" calcext:value-type="float">
            <text:p>1050</text:p>
          </table:table-cell>
          <table:table-cell office:value-type="float" office:value="84.1119" calcext:value-type="float">
            <text:p>84,1119</text:p>
          </table:table-cell>
          <table:table-cell/>
          <table:table-cell office:value-type="float" office:value="0.0131579" calcext:value-type="float">
            <text:p>0,0131579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office:value-type="float" office:value="34023" calcext:value-type="float">
            <text:p>34023</text:p>
          </table:table-cell>
          <table:table-cell office:value-type="float" office:value="2100" calcext:value-type="float">
            <text:p>2100</text:p>
          </table:table-cell>
          <table:table-cell table:formula="of:=ROUND([.C80]*100)" office:value-type="float" office:value="8411" calcext:value-type="float">
            <text:p>8411</text:p>
          </table:table-cell>
          <table:table-cell table:formula="of:=[.C80]/[.G80]*1000" office:value-type="float" office:value="20.0266428571429" calcext:value-type="float">
            <text:p>20,026642857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45" calcext:value-type="float">
            <text:p>1045</text:p>
          </table:table-cell>
          <table:table-cell office:value-type="float" office:value="80.0501" calcext:value-type="float">
            <text:p>80,0501</text:p>
          </table:table-cell>
          <table:table-cell/>
          <table:table-cell office:value-type="float" office:value="0.0127735" calcext:value-type="float">
            <text:p>0,0127735</text:p>
          </table:table-cell>
          <table:table-cell/>
          <table:table-cell office:value-type="float" office:value="4180" calcext:value-type="float">
            <text:p>4180</text:p>
          </table:table-cell>
          <table:table-cell/>
          <table:table-cell office:value-type="float" office:value="33781" calcext:value-type="float">
            <text:p>33781</text:p>
          </table:table-cell>
          <table:table-cell office:value-type="float" office:value="2090" calcext:value-type="float">
            <text:p>2090</text:p>
          </table:table-cell>
          <table:table-cell table:formula="of:=ROUND([.C81]*100)" office:value-type="float" office:value="8005" calcext:value-type="float">
            <text:p>8005</text:p>
          </table:table-cell>
          <table:table-cell table:formula="of:=[.C81]/[.G81]*1000" office:value-type="float" office:value="19.1507416267943" calcext:value-type="float">
            <text:p>19,150741626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54" calcext:value-type="float">
            <text:p>1054</text:p>
          </table:table-cell>
          <table:table-cell office:value-type="float" office:value="86.0464" calcext:value-type="float">
            <text:p>86,0464</text:p>
          </table:table-cell>
          <table:table-cell/>
          <table:table-cell office:value-type="float" office:value="0.0125708" calcext:value-type="float">
            <text:p>0,0125708</text:p>
          </table:table-cell>
          <table:table-cell/>
          <table:table-cell office:value-type="float" office:value="4216" calcext:value-type="float">
            <text:p>4216</text:p>
          </table:table-cell>
          <table:table-cell/>
          <table:table-cell office:value-type="float" office:value="34218" calcext:value-type="float">
            <text:p>34218</text:p>
          </table:table-cell>
          <table:table-cell office:value-type="float" office:value="2108" calcext:value-type="float">
            <text:p>2108</text:p>
          </table:table-cell>
          <table:table-cell table:formula="of:=ROUND([.C82]*100)" office:value-type="float" office:value="8605" calcext:value-type="float">
            <text:p>8605</text:p>
          </table:table-cell>
          <table:table-cell table:formula="of:=[.C82]/[.G82]*1000" office:value-type="float" office:value="20.4094876660342" calcext:value-type="float">
            <text:p>20,40948766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59" calcext:value-type="float">
            <text:p>1059</text:p>
          </table:table-cell>
          <table:table-cell office:value-type="float" office:value="88.7188" calcext:value-type="float">
            <text:p>88,7188</text:p>
          </table:table-cell>
          <table:table-cell/>
          <table:table-cell office:value-type="float" office:value="0.0123276" calcext:value-type="float">
            <text:p>0,0123276</text:p>
          </table:table-cell>
          <table:table-cell/>
          <table:table-cell office:value-type="float" office:value="4236" calcext:value-type="float">
            <text:p>4236</text:p>
          </table:table-cell>
          <table:table-cell/>
          <table:table-cell office:value-type="float" office:value="34462" calcext:value-type="float">
            <text:p>34462</text:p>
          </table:table-cell>
          <table:table-cell office:value-type="float" office:value="2118" calcext:value-type="float">
            <text:p>2118</text:p>
          </table:table-cell>
          <table:table-cell table:formula="of:=ROUND([.C83]*100)" office:value-type="float" office:value="8872" calcext:value-type="float">
            <text:p>8872</text:p>
          </table:table-cell>
          <table:table-cell table:formula="of:=[.C83]/[.G83]*1000" office:value-type="float" office:value="20.9440037771483" calcext:value-type="float">
            <text:p>20,944003777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00" calcext:value-type="float">
            <text:p>1100</text:p>
          </table:table-cell>
          <table:table-cell office:value-type="float" office:value="82.16" calcext:value-type="float">
            <text:p>82,16</text:p>
          </table:table-cell>
          <table:table-cell/>
          <table:table-cell office:value-type="float" office:value="0.0125014" calcext:value-type="float">
            <text:p>0,0125014</text:p>
          </table:table-cell>
          <table:table-cell/>
          <table:table-cell office:value-type="float" office:value="4400" calcext:value-type="float">
            <text:p>4400</text:p>
          </table:table-cell>
          <table:table-cell/>
          <table:table-cell office:value-type="float" office:value="36482" calcext:value-type="float">
            <text:p>36482</text:p>
          </table:table-cell>
          <table:table-cell office:value-type="float" office:value="2200" calcext:value-type="float">
            <text:p>2200</text:p>
          </table:table-cell>
          <table:table-cell table:formula="of:=ROUND([.C84]*100)" office:value-type="float" office:value="8216" calcext:value-type="float">
            <text:p>8216</text:p>
          </table:table-cell>
          <table:table-cell table:formula="of:=[.C84]/[.G84]*1000" office:value-type="float" office:value="18.6727272727273" calcext:value-type="float">
            <text:p>18,672727272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06" calcext:value-type="float">
            <text:p>1106</text:p>
          </table:table-cell>
          <table:table-cell office:value-type="float" office:value="89.1027" calcext:value-type="float">
            <text:p>89,1027</text:p>
          </table:table-cell>
          <table:table-cell/>
          <table:table-cell office:value-type="float" office:value="0.0122752" calcext:value-type="float">
            <text:p>0,0122752</text:p>
          </table:table-cell>
          <table:table-cell/>
          <table:table-cell office:value-type="float" office:value="4424" calcext:value-type="float">
            <text:p>4424</text:p>
          </table:table-cell>
          <table:table-cell/>
          <table:table-cell office:value-type="float" office:value="36781" calcext:value-type="float">
            <text:p>36781</text:p>
          </table:table-cell>
          <table:table-cell office:value-type="float" office:value="2212" calcext:value-type="float">
            <text:p>2212</text:p>
          </table:table-cell>
          <table:table-cell table:formula="of:=ROUND([.C85]*100)" office:value-type="float" office:value="8910" calcext:value-type="float">
            <text:p>8910</text:p>
          </table:table-cell>
          <table:table-cell table:formula="of:=[.C85]/[.G85]*1000" office:value-type="float" office:value="20.1407549728752" calcext:value-type="float">
            <text:p>20,140754972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116" calcext:value-type="float">
            <text:p>1116</text:p>
          </table:table-cell>
          <table:table-cell office:value-type="float" office:value="90.29" calcext:value-type="float">
            <text:p>90,29</text:p>
          </table:table-cell>
          <table:table-cell/>
          <table:table-cell office:value-type="float" office:value="0.0120995" calcext:value-type="float">
            <text:p>0,0120995</text:p>
          </table:table-cell>
          <table:table-cell/>
          <table:table-cell office:value-type="float" office:value="4464" calcext:value-type="float">
            <text:p>4464</text:p>
          </table:table-cell>
          <table:table-cell/>
          <table:table-cell office:value-type="float" office:value="37281" calcext:value-type="float">
            <text:p>37281</text:p>
          </table:table-cell>
          <table:table-cell office:value-type="float" office:value="2232" calcext:value-type="float">
            <text:p>2232</text:p>
          </table:table-cell>
          <table:table-cell table:formula="of:=ROUND([.C86]*100)" office:value-type="float" office:value="9029" calcext:value-type="float">
            <text:p>9029</text:p>
          </table:table-cell>
          <table:table-cell table:formula="of:=[.C86]/[.G86]*1000" office:value-type="float" office:value="20.2262544802867" calcext:value-type="float">
            <text:p>20,226254480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122" calcext:value-type="float">
            <text:p>1122</text:p>
          </table:table-cell>
          <table:table-cell office:value-type="float" office:value="91.8756" calcext:value-type="float">
            <text:p>91,8756</text:p>
          </table:table-cell>
          <table:table-cell/>
          <table:table-cell office:value-type="float" office:value="0.0118862" calcext:value-type="float">
            <text:p>0,0118862</text:p>
          </table:table-cell>
          <table:table-cell/>
          <table:table-cell office:value-type="float" office:value="4488" calcext:value-type="float">
            <text:p>4488</text:p>
          </table:table-cell>
          <table:table-cell/>
          <table:table-cell office:value-type="float" office:value="37582" calcext:value-type="float">
            <text:p>37582</text:p>
          </table:table-cell>
          <table:table-cell office:value-type="float" office:value="2244" calcext:value-type="float">
            <text:p>2244</text:p>
          </table:table-cell>
          <table:table-cell table:formula="of:=ROUND([.C87]*100)" office:value-type="float" office:value="9188" calcext:value-type="float">
            <text:p>9188</text:p>
          </table:table-cell>
          <table:table-cell table:formula="of:=[.C87]/[.G87]*1000" office:value-type="float" office:value="20.4713903743316" calcext:value-type="float">
            <text:p>20,47139037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159" calcext:value-type="float">
            <text:p>1159</text:p>
          </table:table-cell>
          <table:table-cell office:value-type="float" office:value="60.0555" calcext:value-type="float">
            <text:p>60,0555</text:p>
          </table:table-cell>
          <table:table-cell/>
          <table:table-cell office:value-type="float" office:value="0.0120004" calcext:value-type="float">
            <text:p>0,0120004</text:p>
          </table:table-cell>
          <table:table-cell/>
          <table:table-cell office:value-type="float" office:value="4636" calcext:value-type="float">
            <text:p>4636</text:p>
          </table:table-cell>
          <table:table-cell/>
          <table:table-cell office:value-type="float" office:value="39457" calcext:value-type="float">
            <text:p>39457</text:p>
          </table:table-cell>
          <table:table-cell office:value-type="float" office:value="2318" calcext:value-type="float">
            <text:p>2318</text:p>
          </table:table-cell>
          <table:table-cell table:formula="of:=ROUND([.C88]*100)" office:value-type="float" office:value="6006" calcext:value-type="float">
            <text:p>6006</text:p>
          </table:table-cell>
          <table:table-cell table:formula="of:=[.C88]/[.G88]*1000" office:value-type="float" office:value="12.9541630716135" calcext:value-type="float">
            <text:p>12,9541630716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60" calcext:value-type="float">
            <text:p>1160</text:p>
          </table:table-cell>
          <table:table-cell office:value-type="float" office:value="87.1002" calcext:value-type="float">
            <text:p>87,1002</text:p>
          </table:table-cell>
          <table:table-cell/>
          <table:table-cell office:value-type="float" office:value="0.0117421" calcext:value-type="float">
            <text:p>0,0117421</text:p>
          </table:table-cell>
          <table:table-cell/>
          <table:table-cell office:value-type="float" office:value="4640" calcext:value-type="float">
            <text:p>4640</text:p>
          </table:table-cell>
          <table:table-cell/>
          <table:table-cell office:value-type="float" office:value="39508" calcext:value-type="float">
            <text:p>39508</text:p>
          </table:table-cell>
          <table:table-cell office:value-type="float" office:value="2320" calcext:value-type="float">
            <text:p>2320</text:p>
          </table:table-cell>
          <table:table-cell table:formula="of:=ROUND([.C89]*100)" office:value-type="float" office:value="8710" calcext:value-type="float">
            <text:p>8710</text:p>
          </table:table-cell>
          <table:table-cell table:formula="of:=[.C89]/[.G89]*1000" office:value-type="float" office:value="18.7715948275862" calcext:value-type="float">
            <text:p>18,771594827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61" calcext:value-type="float">
            <text:p>1161</text:p>
          </table:table-cell>
          <table:table-cell office:value-type="float" office:value="80.2273" calcext:value-type="float">
            <text:p>80,2273</text:p>
          </table:table-cell>
          <table:table-cell/>
          <table:table-cell office:value-type="float" office:value="0.0114922" calcext:value-type="float">
            <text:p>0,0114922</text:p>
          </table:table-cell>
          <table:table-cell/>
          <table:table-cell office:value-type="float" office:value="4644" calcext:value-type="float">
            <text:p>4644</text:p>
          </table:table-cell>
          <table:table-cell/>
          <table:table-cell office:value-type="float" office:value="39559" calcext:value-type="float">
            <text:p>39559</text:p>
          </table:table-cell>
          <table:table-cell office:value-type="float" office:value="2322" calcext:value-type="float">
            <text:p>2322</text:p>
          </table:table-cell>
          <table:table-cell table:formula="of:=ROUND([.C90]*100)" office:value-type="float" office:value="8023" calcext:value-type="float">
            <text:p>8023</text:p>
          </table:table-cell>
          <table:table-cell table:formula="of:=[.C90]/[.G90]*1000" office:value-type="float" office:value="17.2754737295435" calcext:value-type="float">
            <text:p>17,275473729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202" calcext:value-type="float">
            <text:p>1202</text:p>
          </table:table-cell>
          <table:table-cell office:value-type="float" office:value="82.8716" calcext:value-type="float">
            <text:p>82,8716</text:p>
          </table:table-cell>
          <table:table-cell/>
          <table:table-cell office:value-type="float" office:value="0.0116377" calcext:value-type="float">
            <text:p>0,0116377</text:p>
          </table:table-cell>
          <table:table-cell/>
          <table:table-cell office:value-type="float" office:value="4808" calcext:value-type="float">
            <text:p>4808</text:p>
          </table:table-cell>
          <table:table-cell/>
          <table:table-cell office:value-type="float" office:value="41673" calcext:value-type="float">
            <text:p>41673</text:p>
          </table:table-cell>
          <table:table-cell office:value-type="float" office:value="2404" calcext:value-type="float">
            <text:p>2404</text:p>
          </table:table-cell>
          <table:table-cell table:formula="of:=ROUND([.C91]*100)" office:value-type="float" office:value="8287" calcext:value-type="float">
            <text:p>8287</text:p>
          </table:table-cell>
          <table:table-cell table:formula="of:=[.C91]/[.G91]*1000" office:value-type="float" office:value="17.2361896838602" calcext:value-type="float">
            <text:p>17,236189683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98" calcext:value-type="float">
            <text:p>1198</text:p>
          </table:table-cell>
          <table:table-cell office:value-type="float" office:value="99.2409" calcext:value-type="float">
            <text:p>99,2409</text:p>
          </table:table-cell>
          <table:table-cell/>
          <table:table-cell office:value-type="float" office:value="0.0113479" calcext:value-type="float">
            <text:p>0,0113479</text:p>
          </table:table-cell>
          <table:table-cell/>
          <table:table-cell office:value-type="float" office:value="4792" calcext:value-type="float">
            <text:p>4792</text:p>
          </table:table-cell>
          <table:table-cell/>
          <table:table-cell office:value-type="float" office:value="41465" calcext:value-type="float">
            <text:p>41465</text:p>
          </table:table-cell>
          <table:table-cell office:value-type="float" office:value="2396" calcext:value-type="float">
            <text:p>2396</text:p>
          </table:table-cell>
          <table:table-cell table:formula="of:=ROUND([.C92]*100)" office:value-type="float" office:value="9924" calcext:value-type="float">
            <text:p>9924</text:p>
          </table:table-cell>
          <table:table-cell table:formula="of:=[.C92]/[.G92]*1000" office:value-type="float" office:value="20.709703672788" calcext:value-type="float">
            <text:p>20,70970367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6" calcext:value-type="float">
            <text:p>1216</text:p>
          </table:table-cell>
          <table:table-cell office:value-type="float" office:value="94.8948" calcext:value-type="float">
            <text:p>94,8948</text:p>
          </table:table-cell>
          <table:table-cell/>
          <table:table-cell office:value-type="float" office:value="0.0112718" calcext:value-type="float">
            <text:p>0,0112718</text:p>
          </table:table-cell>
          <table:table-cell/>
          <table:table-cell office:value-type="float" office:value="4864" calcext:value-type="float">
            <text:p>4864</text:p>
          </table:table-cell>
          <table:table-cell/>
          <table:table-cell office:value-type="float" office:value="42403" calcext:value-type="float">
            <text:p>42403</text:p>
          </table:table-cell>
          <table:table-cell office:value-type="float" office:value="2432" calcext:value-type="float">
            <text:p>2432</text:p>
          </table:table-cell>
          <table:table-cell table:formula="of:=ROUND([.C93]*100)" office:value-type="float" office:value="9489" calcext:value-type="float">
            <text:p>9489</text:p>
          </table:table-cell>
          <table:table-cell table:formula="of:=[.C93]/[.G93]*1000" office:value-type="float" office:value="19.5096217105263" calcext:value-type="float">
            <text:p>19,50962171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37" calcext:value-type="float">
            <text:p>1237</text:p>
          </table:table-cell>
          <table:table-cell office:value-type="float" office:value="48.9298" calcext:value-type="float">
            <text:p>48,9298</text:p>
          </table:table-cell>
          <table:table-cell/>
          <table:table-cell office:value-type="float" office:value="0.0112235" calcext:value-type="float">
            <text:p>0,0112235</text:p>
          </table:table-cell>
          <table:table-cell/>
          <table:table-cell office:value-type="float" office:value="4948" calcext:value-type="float">
            <text:p>4948</text:p>
          </table:table-cell>
          <table:table-cell/>
          <table:table-cell office:value-type="float" office:value="43506" calcext:value-type="float">
            <text:p>43506</text:p>
          </table:table-cell>
          <table:table-cell office:value-type="float" office:value="2474" calcext:value-type="float">
            <text:p>2474</text:p>
          </table:table-cell>
          <table:table-cell table:formula="of:=ROUND([.C94]*100)" office:value-type="float" office:value="4893" calcext:value-type="float">
            <text:p>4893</text:p>
          </table:table-cell>
          <table:table-cell table:formula="of:=[.C94]/[.G94]*1000" office:value-type="float" office:value="9.88880355699273" calcext:value-type="float">
            <text:p>9,8888035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26" calcext:value-type="float">
            <text:p>1226</text:p>
          </table:table-cell>
          <table:table-cell office:value-type="float" office:value="81.896" calcext:value-type="float">
            <text:p>81,896</text:p>
          </table:table-cell>
          <table:table-cell/>
          <table:table-cell office:value-type="float" office:value="0.0108905" calcext:value-type="float">
            <text:p>0,0108905</text:p>
          </table:table-cell>
          <table:table-cell/>
          <table:table-cell office:value-type="float" office:value="4904" calcext:value-type="float">
            <text:p>4904</text:p>
          </table:table-cell>
          <table:table-cell/>
          <table:table-cell office:value-type="float" office:value="42927" calcext:value-type="float">
            <text:p>42927</text:p>
          </table:table-cell>
          <table:table-cell office:value-type="float" office:value="2452" calcext:value-type="float">
            <text:p>2452</text:p>
          </table:table-cell>
          <table:table-cell table:formula="of:=ROUND([.C95]*100)" office:value-type="float" office:value="8190" calcext:value-type="float">
            <text:p>8190</text:p>
          </table:table-cell>
          <table:table-cell table:formula="of:=[.C95]/[.G95]*1000" office:value-type="float" office:value="16.699836867863" calcext:value-type="float">
            <text:p>16,69983686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49" calcext:value-type="float">
            <text:p>1249</text:p>
          </table:table-cell>
          <table:table-cell office:value-type="float" office:value="75.0696" calcext:value-type="float">
            <text:p>75,0696</text:p>
          </table:table-cell>
          <table:table-cell/>
          <table:table-cell office:value-type="float" office:value="0.0108646" calcext:value-type="float">
            <text:p>0,0108646</text:p>
          </table:table-cell>
          <table:table-cell/>
          <table:table-cell office:value-type="float" office:value="4996" calcext:value-type="float">
            <text:p>4996</text:p>
          </table:table-cell>
          <table:table-cell/>
          <table:table-cell office:value-type="float" office:value="44141" calcext:value-type="float">
            <text:p>44141</text:p>
          </table:table-cell>
          <table:table-cell office:value-type="float" office:value="2498" calcext:value-type="float">
            <text:p>2498</text:p>
          </table:table-cell>
          <table:table-cell table:formula="of:=ROUND([.C96]*100)" office:value-type="float" office:value="7507" calcext:value-type="float">
            <text:p>7507</text:p>
          </table:table-cell>
          <table:table-cell table:formula="of:=[.C96]/[.G96]*1000" office:value-type="float" office:value="15.0259407526021" calcext:value-type="float">
            <text:p>15,025940752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278" calcext:value-type="float">
            <text:p>1278</text:p>
          </table:table-cell>
          <table:table-cell office:value-type="float" office:value="105.079" calcext:value-type="float">
            <text:p>105,079</text:p>
          </table:table-cell>
          <table:table-cell/>
          <table:table-cell office:value-type="float" office:value="0.0108886" calcext:value-type="float">
            <text:p>0,0108886</text:p>
          </table:table-cell>
          <table:table-cell/>
          <table:table-cell office:value-type="float" office:value="5112" calcext:value-type="float">
            <text:p>5112</text:p>
          </table:table-cell>
          <table:table-cell/>
          <table:table-cell office:value-type="float" office:value="45687" calcext:value-type="float">
            <text:p>45687</text:p>
          </table:table-cell>
          <table:table-cell office:value-type="float" office:value="2556" calcext:value-type="float">
            <text:p>2556</text:p>
          </table:table-cell>
          <table:table-cell table:formula="of:=ROUND([.C97]*100)" office:value-type="float" office:value="10508" calcext:value-type="float">
            <text:p>10508</text:p>
          </table:table-cell>
          <table:table-cell table:formula="of:=[.C97]/[.G97]*1000" office:value-type="float" office:value="20.5553599374022" calcext:value-type="float">
            <text:p>20,555359937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96" calcext:value-type="float">
            <text:p>1296</text:p>
          </table:table-cell>
          <table:table-cell office:value-type="float" office:value="52.0006" calcext:value-type="float">
            <text:p>52,0006</text:p>
          </table:table-cell>
          <table:table-cell/>
          <table:table-cell office:value-type="float" office:value="0.0108176" calcext:value-type="float">
            <text:p>0,0108176</text:p>
          </table:table-cell>
          <table:table-cell/>
          <table:table-cell office:value-type="float" office:value="5184" calcext:value-type="float">
            <text:p>5184</text:p>
          </table:table-cell>
          <table:table-cell/>
          <table:table-cell office:value-type="float" office:value="46656" calcext:value-type="float">
            <text:p>46656</text:p>
          </table:table-cell>
          <table:table-cell office:value-type="float" office:value="2592" calcext:value-type="float">
            <text:p>2592</text:p>
          </table:table-cell>
          <table:table-cell table:formula="of:=ROUND([.C98]*100)" office:value-type="float" office:value="5200" calcext:value-type="float">
            <text:p>5200</text:p>
          </table:table-cell>
          <table:table-cell table:formula="of:=[.C98]/[.G98]*1000" office:value-type="float" office:value="10.0309799382716" calcext:value-type="float">
            <text:p>10,030979938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82" calcext:value-type="float">
            <text:p>1282</text:p>
          </table:table-cell>
          <table:table-cell office:value-type="float" office:value="102.127" calcext:value-type="float">
            <text:p>102,127</text:p>
          </table:table-cell>
          <table:table-cell/>
          <table:table-cell office:value-type="float" office:value="0.0104854" calcext:value-type="float">
            <text:p>0,0104854</text:p>
          </table:table-cell>
          <table:table-cell/>
          <table:table-cell office:value-type="float" office:value="5128" calcext:value-type="float">
            <text:p>5128</text:p>
          </table:table-cell>
          <table:table-cell/>
          <table:table-cell office:value-type="float" office:value="45902" calcext:value-type="float">
            <text:p>45902</text:p>
          </table:table-cell>
          <table:table-cell office:value-type="float" office:value="2564" calcext:value-type="float">
            <text:p>2564</text:p>
          </table:table-cell>
          <table:table-cell table:formula="of:=ROUND([.C99]*100)" office:value-type="float" office:value="10213" calcext:value-type="float">
            <text:p>10213</text:p>
          </table:table-cell>
          <table:table-cell table:formula="of:=[.C99]/[.G99]*1000" office:value-type="float" office:value="19.9155616224649" calcext:value-type="float">
            <text:p>19,91556162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5" calcext:value-type="float">
            <text:p>1295</text:p>
          </table:table-cell>
          <table:table-cell office:value-type="float" office:value="91.1351" calcext:value-type="float">
            <text:p>91,1351</text:p>
          </table:table-cell>
          <table:table-cell/>
          <table:table-cell office:value-type="float" office:value="0.0103808" calcext:value-type="float">
            <text:p>0,0103808</text:p>
          </table:table-cell>
          <table:table-cell/>
          <table:table-cell office:value-type="float" office:value="5180" calcext:value-type="float">
            <text:p>5180</text:p>
          </table:table-cell>
          <table:table-cell/>
          <table:table-cell office:value-type="float" office:value="46602" calcext:value-type="float">
            <text:p>46602</text:p>
          </table:table-cell>
          <table:table-cell office:value-type="float" office:value="2590" calcext:value-type="float">
            <text:p>2590</text:p>
          </table:table-cell>
          <table:table-cell table:formula="of:=ROUND([.C100]*100)" office:value-type="float" office:value="9114" calcext:value-type="float">
            <text:p>9114</text:p>
          </table:table-cell>
          <table:table-cell table:formula="of:=[.C100]/[.G100]*1000" office:value-type="float" office:value="17.5936486486487" calcext:value-type="float">
            <text:p>17,593648648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00" calcext:value-type="float">
            <text:p>1300</text:p>
          </table:table-cell>
          <table:table-cell office:value-type="float" office:value="83.4215" calcext:value-type="float">
            <text:p>83,4215</text:p>
          </table:table-cell>
          <table:table-cell/>
          <table:table-cell office:value-type="float" office:value="0.0102153" calcext:value-type="float">
            <text:p>0,0102153</text:p>
          </table:table-cell>
          <table:table-cell/>
          <table:table-cell office:value-type="float" office:value="5200" calcext:value-type="float">
            <text:p>5200</text:p>
          </table:table-cell>
          <table:table-cell/>
          <table:table-cell office:value-type="float" office:value="46872" calcext:value-type="float">
            <text:p>46872</text:p>
          </table:table-cell>
          <table:table-cell office:value-type="float" office:value="2600" calcext:value-type="float">
            <text:p>2600</text:p>
          </table:table-cell>
          <table:table-cell table:formula="of:=ROUND([.C101]*100)" office:value-type="float" office:value="8342" calcext:value-type="float">
            <text:p>8342</text:p>
          </table:table-cell>
          <table:table-cell table:formula="of:=[.C101]/[.G101]*1000" office:value-type="float" office:value="16.0425961538462" calcext:value-type="float">
            <text:p>16,04259615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8:40:53.543049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8:44:38.797727576</dc:date>
    <dc:creator>griselda </dc:creator>
    <meta:generator>LibreOffice/4.2.4.2$Linux_x86 LibreOffice_project/420m0$Build-2</meta:generator>
    <meta:editing-duration>P0D</meta:editing-duration>
    <meta:editing-cycles>3</meta:editing-cycles>
    <meta:document-statistic meta:table-count="1" meta:cell-count="9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44cm" svg:y="3.952cm" style:legend-expansion="high" chart:style-name="ch2"/>
        <chart:plot-area chart:style-name="ch3" table:cell-range-address="Sheet1.B1:Sheet1.B101 Sheet1.L1:Sheet1.L101" chart:data-source-has-labels="row" svg:x="0.77cm" svg:y="0.855cm" svg:width="10.435cm" svg:height="7.545cm">
          <chartooo:coordinate-region svg:x="1.762cm" svg:y="1.055cm" svg:width="9.443cm" svg:height="6.5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L2:Sheet1.L101" chart:label-cell-address="Sheet1.L1:Sheet1.L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ms/deg*1000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1.B2:Sheet1.B101</svg:desc>
                </draw:g>
              </table:table-cell>
              <table:table-cell office:value-type="float" office:value="36.6700961538462">
                <text:p>36.6700961538462</text:p>
                <draw:g>
                  <svg:desc>Sheet1.L2:Sheet1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23.6734615384615">
                <text:p>23.673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8.6834693877551">
                <text:p>18.68346938775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6.9356640625">
                <text:p>16.935664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13.524537037037">
                <text:p>13.5245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7.4245054945055">
                <text:p>7.4245054945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">
                <text:p>106</text:p>
              </table:table-cell>
              <table:table-cell office:value-type="float" office:value="40.222641509434">
                <text:p>40.222641509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22.2063636363636">
                <text:p>22.2063636363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21.4748046875">
                <text:p>21.474804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">
                <text:p>136</text:p>
              </table:table-cell>
              <table:table-cell office:value-type="float" office:value="19.3224264705882">
                <text:p>19.32242647058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1">
                <text:p>151</text:p>
              </table:table-cell>
              <table:table-cell office:value-type="float" office:value="21.2443708609271">
                <text:p>21.24437086092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">
                <text:p>172</text:p>
              </table:table-cell>
              <table:table-cell office:value-type="float" office:value="15.0949127906977">
                <text:p>15.09491279069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17.2458994708995">
                <text:p>17.2458994708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4">
                <text:p>194</text:p>
              </table:table-cell>
              <table:table-cell office:value-type="float" office:value="19.727706185567">
                <text:p>19.727706185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9">
                <text:p>209</text:p>
              </table:table-cell>
              <table:table-cell office:value-type="float" office:value="19.4778708133971">
                <text:p>19.47787081339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6">
                <text:p>216</text:p>
              </table:table-cell>
              <table:table-cell office:value-type="float" office:value="17.5782407407407">
                <text:p>17.57824074074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7">
                <text:p>227</text:p>
              </table:table-cell>
              <table:table-cell office:value-type="float" office:value="16.5668502202643">
                <text:p>16.5668502202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7.72937">
                <text:p>7.72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4">
                <text:p>264</text:p>
              </table:table-cell>
              <table:table-cell office:value-type="float" office:value="20.4318181818182">
                <text:p>20.431818181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7">
                <text:p>267</text:p>
              </table:table-cell>
              <table:table-cell office:value-type="float" office:value="16.5681647940075">
                <text:p>16.5681647940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8">
                <text:p>278</text:p>
              </table:table-cell>
              <table:table-cell office:value-type="float" office:value="19.5285971223022">
                <text:p>19.5285971223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1.1266077170418">
                <text:p>21.12660771704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5">
                <text:p>315</text:p>
              </table:table-cell>
              <table:table-cell office:value-type="float" office:value="17.2518253968254">
                <text:p>17.25182539682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9">
                <text:p>319</text:p>
              </table:table-cell>
              <table:table-cell office:value-type="float" office:value="19.2580721003135">
                <text:p>19.2580721003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">
                <text:p>329</text:p>
              </table:table-cell>
              <table:table-cell office:value-type="float" office:value="18.8287234042553">
                <text:p>18.82872340425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1">
                <text:p>341</text:p>
              </table:table-cell>
              <table:table-cell office:value-type="float" office:value="17.9037390029326">
                <text:p>17.9037390029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">
                <text:p>367</text:p>
              </table:table-cell>
              <table:table-cell office:value-type="float" office:value="16.891825613079">
                <text:p>16.891825613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2">
                <text:p>392</text:p>
              </table:table-cell>
              <table:table-cell office:value-type="float" office:value="17.9599489795918">
                <text:p>17.95994897959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3">
                <text:p>383</text:p>
              </table:table-cell>
              <table:table-cell office:value-type="float" office:value="21.3331592689295">
                <text:p>21.3331592689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4">
                <text:p>404</text:p>
              </table:table-cell>
              <table:table-cell office:value-type="float" office:value="19.1461014851485">
                <text:p>19.14610148514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">
                <text:p>416</text:p>
              </table:table-cell>
              <table:table-cell office:value-type="float" office:value="17.1446514423077">
                <text:p>17.14465144230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5">
                <text:p>435</text:p>
              </table:table-cell>
              <table:table-cell office:value-type="float" office:value="21.5479885057471">
                <text:p>21.5479885057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2">
                <text:p>442</text:p>
              </table:table-cell>
              <table:table-cell office:value-type="float" office:value="20.2257918552036">
                <text:p>20.22579185520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5">
                <text:p>455</text:p>
              </table:table-cell>
              <table:table-cell office:value-type="float" office:value="19.1340659340659">
                <text:p>19.1340659340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">
                <text:p>464</text:p>
              </table:table-cell>
              <table:table-cell office:value-type="float" office:value="18.7743534482759">
                <text:p>18.7743534482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1">
                <text:p>471</text:p>
              </table:table-cell>
              <table:table-cell office:value-type="float" office:value="18.3094479830149">
                <text:p>18.30944798301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0">
                <text:p>480</text:p>
              </table:table-cell>
              <table:table-cell office:value-type="float" office:value="19.2677604166667">
                <text:p>19.26776041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9">
                <text:p>509</text:p>
              </table:table-cell>
              <table:table-cell office:value-type="float" office:value="19.3135068762279">
                <text:p>19.3135068762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1">
                <text:p>521</text:p>
              </table:table-cell>
              <table:table-cell office:value-type="float" office:value="19.7486084452975">
                <text:p>19.7486084452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8">
                <text:p>528</text:p>
              </table:table-cell>
              <table:table-cell office:value-type="float" office:value="20.0727746212121">
                <text:p>20.07277462121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3">
                <text:p>533</text:p>
              </table:table-cell>
              <table:table-cell office:value-type="float" office:value="20.2826454033771">
                <text:p>20.28264540337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8">
                <text:p>578</text:p>
              </table:table-cell>
              <table:table-cell office:value-type="float" office:value="20.3859861591695">
                <text:p>20.38598615916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2">
                <text:p>582</text:p>
              </table:table-cell>
              <table:table-cell office:value-type="float" office:value="22.0014175257732">
                <text:p>22.00141752577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0">
                <text:p>590</text:p>
              </table:table-cell>
              <table:table-cell office:value-type="float" office:value="18.1457203389831">
                <text:p>18.1457203389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9">
                <text:p>609</text:p>
              </table:table-cell>
              <table:table-cell office:value-type="float" office:value="15.3360016420361">
                <text:p>15.33600164203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7">
                <text:p>607</text:p>
              </table:table-cell>
              <table:table-cell office:value-type="float" office:value="20.0942751235585">
                <text:p>20.0942751235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8">
                <text:p>608</text:p>
              </table:table-cell>
              <table:table-cell office:value-type="float" office:value="21.6523026315789">
                <text:p>21.65230263157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">
                <text:p>641</text:p>
              </table:table-cell>
              <table:table-cell office:value-type="float" office:value="21.6360374414977">
                <text:p>21.6360374414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1">
                <text:p>661</text:p>
              </table:table-cell>
              <table:table-cell office:value-type="float" office:value="22.4067322239032">
                <text:p>22.4067322239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9">
                <text:p>659</text:p>
              </table:table-cell>
              <table:table-cell office:value-type="float" office:value="15.8114188163885">
                <text:p>15.81141881638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5">
                <text:p>685</text:p>
              </table:table-cell>
              <table:table-cell office:value-type="float" office:value="16.6129197080292">
                <text:p>16.6129197080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1">
                <text:p>691</text:p>
              </table:table-cell>
              <table:table-cell office:value-type="float" office:value="18.8541606367583">
                <text:p>18.85416063675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0">
                <text:p>700</text:p>
              </table:table-cell>
              <table:table-cell office:value-type="float" office:value="16.7548571428571">
                <text:p>16.75485714285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7">
                <text:p>707</text:p>
              </table:table-cell>
              <table:table-cell office:value-type="float" office:value="18.0638260254597">
                <text:p>18.06382602545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7">
                <text:p>727</text:p>
              </table:table-cell>
              <table:table-cell office:value-type="float" office:value="19.0475928473177">
                <text:p>19.04759284731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15.6094251336898">
                <text:p>15.60942513368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3">
                <text:p>763</text:p>
              </table:table-cell>
              <table:table-cell office:value-type="float" office:value="19.3734600262123">
                <text:p>19.3734600262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3">
                <text:p>753</text:p>
              </table:table-cell>
              <table:table-cell office:value-type="float" office:value="20.1494687915007">
                <text:p>20.1494687915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2">
                <text:p>772</text:p>
              </table:table-cell>
              <table:table-cell office:value-type="float" office:value="18.2664183937824">
                <text:p>18.2664183937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01">
                <text:p>801</text:p>
              </table:table-cell>
              <table:table-cell office:value-type="float" office:value="20.9917915106117">
                <text:p>20.9917915106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14">
                <text:p>814</text:p>
              </table:table-cell>
              <table:table-cell office:value-type="float" office:value="20.8292076167076">
                <text:p>20.8292076167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10">
                <text:p>810</text:p>
              </table:table-cell>
              <table:table-cell office:value-type="float" office:value="10.9562962962963">
                <text:p>10.9562962962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41">
                <text:p>841</text:p>
              </table:table-cell>
              <table:table-cell office:value-type="float" office:value="20.403983353151">
                <text:p>20.4039833531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46">
                <text:p>846</text:p>
              </table:table-cell>
              <table:table-cell office:value-type="float" office:value="21.1509160756501">
                <text:p>21.1509160756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8">
                <text:p>868</text:p>
              </table:table-cell>
              <table:table-cell office:value-type="float" office:value="17.3650057603687">
                <text:p>17.36500576036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72">
                <text:p>872</text:p>
              </table:table-cell>
              <table:table-cell office:value-type="float" office:value="20.3323967889908">
                <text:p>20.3323967889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89">
                <text:p>889</text:p>
              </table:table-cell>
              <table:table-cell office:value-type="float" office:value="20.2939820022497">
                <text:p>20.29398200224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88">
                <text:p>888</text:p>
              </table:table-cell>
              <table:table-cell office:value-type="float" office:value="19.6743243243243">
                <text:p>19.67432432432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2">
                <text:p>932</text:p>
              </table:table-cell>
              <table:table-cell office:value-type="float" office:value="16.6027628755365">
                <text:p>16.60276287553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22">
                <text:p>922</text:p>
              </table:table-cell>
              <table:table-cell office:value-type="float" office:value="17.4068872017354">
                <text:p>17.40688720173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6">
                <text:p>956</text:p>
              </table:table-cell>
              <table:table-cell office:value-type="float" office:value="17.6481694560669">
                <text:p>17.6481694560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42">
                <text:p>942</text:p>
              </table:table-cell>
              <table:table-cell office:value-type="float" office:value="20.5594214437367">
                <text:p>20.55942144373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62">
                <text:p>962</text:p>
              </table:table-cell>
              <table:table-cell office:value-type="float" office:value="17.6378898128898">
                <text:p>17.63788981288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4">
                <text:p>994</text:p>
              </table:table-cell>
              <table:table-cell office:value-type="float" office:value="20.3878018108652">
                <text:p>20.3878018108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3">
                <text:p>983</text:p>
              </table:table-cell>
              <table:table-cell office:value-type="float" office:value="14.5967955239064">
                <text:p>14.59679552390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11">
                <text:p>1011</text:p>
              </table:table-cell>
              <table:table-cell office:value-type="float" office:value="16.924727992087">
                <text:p>16.9247279920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2">
                <text:p>1032</text:p>
              </table:table-cell>
              <table:table-cell office:value-type="float" office:value="20.4779796511628">
                <text:p>20.47797965116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3">
                <text:p>1003</text:p>
              </table:table-cell>
              <table:table-cell office:value-type="float" office:value="13.371186440678">
                <text:p>13.371186440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50">
                <text:p>1050</text:p>
              </table:table-cell>
              <table:table-cell office:value-type="float" office:value="20.0266428571429">
                <text:p>20.0266428571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5">
                <text:p>1045</text:p>
              </table:table-cell>
              <table:table-cell office:value-type="float" office:value="19.1507416267943">
                <text:p>19.1507416267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4">
                <text:p>1054</text:p>
              </table:table-cell>
              <table:table-cell office:value-type="float" office:value="20.4094876660342">
                <text:p>20.40948766603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9">
                <text:p>1059</text:p>
              </table:table-cell>
              <table:table-cell office:value-type="float" office:value="20.9440037771483">
                <text:p>20.94400377714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00">
                <text:p>1100</text:p>
              </table:table-cell>
              <table:table-cell office:value-type="float" office:value="18.6727272727273">
                <text:p>18.67272727272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6">
                <text:p>1106</text:p>
              </table:table-cell>
              <table:table-cell office:value-type="float" office:value="20.1407549728752">
                <text:p>20.1407549728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16">
                <text:p>1116</text:p>
              </table:table-cell>
              <table:table-cell office:value-type="float" office:value="20.2262544802867">
                <text:p>20.22625448028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22">
                <text:p>1122</text:p>
              </table:table-cell>
              <table:table-cell office:value-type="float" office:value="20.4713903743316">
                <text:p>20.47139037433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59">
                <text:p>1159</text:p>
              </table:table-cell>
              <table:table-cell office:value-type="float" office:value="12.9541630716135">
                <text:p>12.9541630716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60">
                <text:p>1160</text:p>
              </table:table-cell>
              <table:table-cell office:value-type="float" office:value="18.7715948275862">
                <text:p>18.77159482758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61">
                <text:p>1161</text:p>
              </table:table-cell>
              <table:table-cell office:value-type="float" office:value="17.2754737295435">
                <text:p>17.27547372954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02">
                <text:p>1202</text:p>
              </table:table-cell>
              <table:table-cell office:value-type="float" office:value="17.2361896838602">
                <text:p>17.2361896838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98">
                <text:p>1198</text:p>
              </table:table-cell>
              <table:table-cell office:value-type="float" office:value="20.709703672788">
                <text:p>20.7097036727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6">
                <text:p>1216</text:p>
              </table:table-cell>
              <table:table-cell office:value-type="float" office:value="19.5096217105263">
                <text:p>19.50962171052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7">
                <text:p>1237</text:p>
              </table:table-cell>
              <table:table-cell office:value-type="float" office:value="9.88880355699273">
                <text:p>9.888803556992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26">
                <text:p>1226</text:p>
              </table:table-cell>
              <table:table-cell office:value-type="float" office:value="16.699836867863">
                <text:p>16.6998368678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49">
                <text:p>1249</text:p>
              </table:table-cell>
              <table:table-cell office:value-type="float" office:value="15.0259407526021">
                <text:p>15.02594075260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8">
                <text:p>1278</text:p>
              </table:table-cell>
              <table:table-cell office:value-type="float" office:value="20.5553599374022">
                <text:p>20.55535993740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96">
                <text:p>1296</text:p>
              </table:table-cell>
              <table:table-cell office:value-type="float" office:value="10.0309799382716">
                <text:p>10.0309799382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82">
                <text:p>1282</text:p>
              </table:table-cell>
              <table:table-cell office:value-type="float" office:value="19.9155616224649">
                <text:p>19.9155616224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5">
                <text:p>1295</text:p>
              </table:table-cell>
              <table:table-cell office:value-type="float" office:value="17.5936486486487">
                <text:p>17.59364864864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00">
                <text:p>1300</text:p>
              </table:table-cell>
              <table:table-cell office:value-type="float" office:value="16.0425961538462">
                <text:p>16.0425961538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